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46" style:family="paragraph" style:parent-style-name="Text_20_body">
      <style:text-properties fo:font-style="normal" fo:font-weight="normal" officeooo:rsid="0400b280" officeooo:paragraph-rsid="0400b280" style:font-style-asian="normal" style:font-weight-asian="normal" style:font-style-complex="normal" style:font-weight-complex="normal"/>
    </style:style>
    <style:style style:name="P47"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8" style:family="paragraph" style:parent-style-name="Text_20_body">
      <style:text-properties officeooo:rsid="006401b5" officeooo:paragraph-rsid="006401b5"/>
    </style:style>
    <style:style style:name="P49" style:family="paragraph" style:parent-style-name="Text_20_body">
      <style:text-properties officeooo:rsid="0064a053" officeooo:paragraph-rsid="0064a053"/>
    </style:style>
    <style:style style:name="P50" style:family="paragraph" style:parent-style-name="Text_20_body">
      <style:text-properties officeooo:rsid="00674bf4" officeooo:paragraph-rsid="00674bf4"/>
    </style:style>
    <style:style style:name="P51" style:family="paragraph" style:parent-style-name="Text_20_body">
      <style:text-properties officeooo:rsid="004ad401" officeooo:paragraph-rsid="004ad401"/>
    </style:style>
    <style:style style:name="P52" style:family="paragraph" style:parent-style-name="Text_20_body">
      <style:text-properties officeooo:rsid="0069770f" officeooo:paragraph-rsid="0069770f"/>
    </style:style>
    <style:style style:name="P53" style:family="paragraph" style:parent-style-name="Text_20_body">
      <style:text-properties officeooo:rsid="008b6c5e" officeooo:paragraph-rsid="008b6c5e"/>
    </style:style>
    <style:style style:name="P54" style:family="paragraph" style:parent-style-name="Text_20_body">
      <style:text-properties officeooo:rsid="0092920b" officeooo:paragraph-rsid="0092920b"/>
    </style:style>
    <style:style style:name="P55" style:family="paragraph" style:parent-style-name="Text_20_body">
      <style:text-properties officeooo:rsid="00989354" officeooo:paragraph-rsid="00989354"/>
    </style:style>
    <style:style style:name="P56" style:family="paragraph" style:parent-style-name="Text_20_body">
      <style:text-properties officeooo:rsid="009feecd" officeooo:paragraph-rsid="009feecd"/>
    </style:style>
    <style:style style:name="P57" style:family="paragraph" style:parent-style-name="Text_20_body">
      <style:text-properties officeooo:rsid="00a283c3" officeooo:paragraph-rsid="00a283c3"/>
    </style:style>
    <style:style style:name="P58" style:family="paragraph" style:parent-style-name="Text_20_body">
      <style:text-properties officeooo:rsid="00a92964" officeooo:paragraph-rsid="00a92964"/>
    </style:style>
    <style:style style:name="P59" style:family="paragraph" style:parent-style-name="Text_20_body">
      <style:text-properties officeooo:rsid="00aacc78" officeooo:paragraph-rsid="00aacc78"/>
    </style:style>
    <style:style style:name="P60" style:family="paragraph" style:parent-style-name="Text_20_body">
      <style:text-properties officeooo:rsid="00ab4ab0" officeooo:paragraph-rsid="00ab4ab0"/>
    </style:style>
    <style:style style:name="P61" style:family="paragraph" style:parent-style-name="Text_20_body">
      <style:text-properties officeooo:rsid="00ab4ab0" officeooo:paragraph-rsid="00ac5888"/>
    </style:style>
    <style:style style:name="P62" style:family="paragraph" style:parent-style-name="Text_20_body">
      <style:text-properties officeooo:rsid="00ad720f" officeooo:paragraph-rsid="00ad720f"/>
    </style:style>
    <style:style style:name="P63" style:family="paragraph" style:parent-style-name="Text_20_body">
      <style:text-properties officeooo:paragraph-rsid="00aff2fa"/>
    </style:style>
    <style:style style:name="P64" style:family="paragraph" style:parent-style-name="Text_20_body">
      <style:text-properties officeooo:rsid="005e998e" officeooo:paragraph-rsid="005e998e"/>
    </style:style>
    <style:style style:name="P65" style:family="paragraph" style:parent-style-name="Text_20_body">
      <style:text-properties officeooo:rsid="00b6e0a7" officeooo:paragraph-rsid="00b6e0a7"/>
    </style:style>
    <style:style style:name="P66" style:family="paragraph" style:parent-style-name="Text_20_body">
      <style:text-properties officeooo:rsid="00c32952" officeooo:paragraph-rsid="00c32952"/>
    </style:style>
    <style:style style:name="P67" style:family="paragraph" style:parent-style-name="Text_20_body">
      <style:text-properties officeooo:rsid="00c4e026" officeooo:paragraph-rsid="00c4e026"/>
    </style:style>
    <style:style style:name="P68" style:family="paragraph" style:parent-style-name="Text_20_body">
      <style:text-properties officeooo:rsid="00c5b75a" officeooo:paragraph-rsid="00c5b75a"/>
    </style:style>
    <style:style style:name="P69" style:family="paragraph" style:parent-style-name="Text_20_body">
      <style:text-properties officeooo:rsid="00c77751" officeooo:paragraph-rsid="00c77751"/>
    </style:style>
    <style:style style:name="P70" style:family="paragraph" style:parent-style-name="Text_20_body">
      <style:text-properties officeooo:rsid="00c850b3" officeooo:paragraph-rsid="00c850b3"/>
    </style:style>
    <style:style style:name="P71" style:family="paragraph" style:parent-style-name="Text_20_body">
      <style:text-properties officeooo:rsid="00ca0d2c" officeooo:paragraph-rsid="00ca0d2c"/>
    </style:style>
    <style:style style:name="P72" style:family="paragraph" style:parent-style-name="Text_20_body">
      <style:text-properties officeooo:rsid="00cbda9c" officeooo:paragraph-rsid="00cbda9c"/>
    </style:style>
    <style:style style:name="P73" style:family="paragraph" style:parent-style-name="Text_20_body">
      <style:text-properties officeooo:rsid="00cccf5a" officeooo:paragraph-rsid="00cccf5a"/>
    </style:style>
    <style:style style:name="P74" style:family="paragraph" style:parent-style-name="Text_20_body">
      <style:text-properties officeooo:rsid="00cf33be" officeooo:paragraph-rsid="00cf33be"/>
    </style:style>
    <style:style style:name="P75" style:family="paragraph" style:parent-style-name="Text_20_body">
      <style:text-properties fo:font-weight="normal" officeooo:rsid="00a5b9ee" officeooo:paragraph-rsid="00ca0d2c" style:font-weight-asian="normal" style:font-weight-complex="normal"/>
    </style:style>
    <style:style style:name="P76" style:family="paragraph" style:parent-style-name="Text_20_body">
      <style:text-properties fo:font-weight="normal" officeooo:rsid="02c0b149" officeooo:paragraph-rsid="03e71b2d" style:font-weight-asian="normal" style:font-weight-complex="normal"/>
    </style:style>
    <style:style style:name="P77" style:family="paragraph" style:parent-style-name="Text_20_body">
      <style:text-properties fo:font-weight="normal" officeooo:rsid="03ffa642" officeooo:paragraph-rsid="03ffa642" style:font-weight-asian="normal" style:font-weight-complex="normal"/>
    </style:style>
    <style:style style:name="P78" style:family="paragraph" style:parent-style-name="Text_20_body">
      <style:text-properties officeooo:rsid="00e75aa1" officeooo:paragraph-rsid="00e75aa1"/>
    </style:style>
    <style:style style:name="P79" style:family="paragraph" style:parent-style-name="Text_20_body">
      <style:text-properties officeooo:paragraph-rsid="00e75aa1"/>
    </style:style>
    <style:style style:name="P80" style:family="paragraph" style:parent-style-name="Text_20_body">
      <style:text-properties officeooo:rsid="01103a41" officeooo:paragraph-rsid="010e8cb6"/>
    </style:style>
    <style:style style:name="P81" style:family="paragraph" style:parent-style-name="Text_20_body">
      <style:text-properties officeooo:rsid="010bcaea" officeooo:paragraph-rsid="010e8cb6"/>
    </style:style>
    <style:style style:name="P82" style:family="paragraph" style:parent-style-name="Text_20_body">
      <style:text-properties officeooo:rsid="010c8c99" officeooo:paragraph-rsid="010e8cb6"/>
    </style:style>
    <style:style style:name="P83" style:family="paragraph" style:parent-style-name="Text_20_body">
      <style:text-properties officeooo:rsid="010e4345" officeooo:paragraph-rsid="010e8cb6"/>
    </style:style>
    <style:style style:name="P84" style:family="paragraph" style:parent-style-name="Text_20_body">
      <style:text-properties officeooo:rsid="01100d58" officeooo:paragraph-rsid="010e8cb6"/>
    </style:style>
    <style:style style:name="P85" style:family="paragraph" style:parent-style-name="Text_20_body">
      <style:text-properties officeooo:paragraph-rsid="010e8cb6"/>
    </style:style>
    <style:style style:name="P86" style:family="paragraph" style:parent-style-name="Text_20_body">
      <style:text-properties officeooo:paragraph-rsid="010f3b0e"/>
    </style:style>
    <style:style style:name="P87" style:family="paragraph" style:parent-style-name="Text_20_body">
      <style:text-properties fo:font-weight="bold" officeooo:rsid="010f3b0e" officeooo:paragraph-rsid="010f3b0e" style:font-weight-asian="bold" style:font-weight-complex="bold"/>
    </style:style>
    <style:style style:name="P88" style:family="paragraph" style:parent-style-name="Text_20_body">
      <style:text-properties fo:font-weight="bold" officeooo:rsid="03ad46b3" officeooo:paragraph-rsid="03ad46b3" style:font-weight-asian="bold" style:font-weight-complex="bold"/>
    </style:style>
    <style:style style:name="P89" style:family="paragraph" style:parent-style-name="Text_20_body">
      <style:text-properties fo:font-weight="bold" officeooo:rsid="03ffa642" officeooo:paragraph-rsid="03ffa642" style:font-weight-asian="bold" style:font-weight-complex="bold"/>
    </style:style>
    <style:style style:name="P90" style:family="paragraph" style:parent-style-name="Text_20_body">
      <style:text-properties officeooo:rsid="01126296" officeooo:paragraph-rsid="01126296"/>
    </style:style>
    <style:style style:name="P91" style:family="paragraph" style:parent-style-name="Text_20_body">
      <style:text-properties officeooo:rsid="01131987" officeooo:paragraph-rsid="01126296"/>
    </style:style>
    <style:style style:name="P92" style:family="paragraph" style:parent-style-name="Text_20_body">
      <style:text-properties officeooo:paragraph-rsid="01131987"/>
    </style:style>
    <style:style style:name="P93" style:family="paragraph" style:parent-style-name="Text_20_body">
      <style:text-properties officeooo:paragraph-rsid="011521ae"/>
    </style:style>
    <style:style style:name="P94" style:family="paragraph" style:parent-style-name="Text_20_body">
      <style:text-properties officeooo:rsid="0062dff0" officeooo:paragraph-rsid="0062dff0"/>
    </style:style>
    <style:style style:name="P95" style:family="paragraph" style:parent-style-name="Text_20_body">
      <style:text-properties officeooo:rsid="0062dff0" officeooo:paragraph-rsid="006401b5"/>
    </style:style>
    <style:style style:name="P96" style:family="paragraph" style:parent-style-name="Text_20_body">
      <style:text-properties officeooo:rsid="0116838a" officeooo:paragraph-rsid="0116838a"/>
    </style:style>
    <style:style style:name="P97" style:family="paragraph" style:parent-style-name="Text_20_body">
      <style:text-properties officeooo:rsid="0116838a" officeooo:paragraph-rsid="01dbdda0"/>
    </style:style>
    <style:style style:name="P98" style:family="paragraph" style:parent-style-name="Text_20_body">
      <style:text-properties officeooo:rsid="0117a9af" officeooo:paragraph-rsid="0117a9af"/>
    </style:style>
    <style:style style:name="P99" style:family="paragraph" style:parent-style-name="Text_20_body">
      <style:text-properties officeooo:rsid="011a526c" officeooo:paragraph-rsid="011a526c"/>
    </style:style>
    <style:style style:name="P100" style:family="paragraph" style:parent-style-name="Text_20_body">
      <style:text-properties officeooo:rsid="01c643f2" officeooo:paragraph-rsid="01cd6e28"/>
    </style:style>
    <style:style style:name="P101" style:family="paragraph" style:parent-style-name="Text_20_body">
      <style:text-properties officeooo:rsid="01caba7c" officeooo:paragraph-rsid="01cd6e28"/>
    </style:style>
    <style:style style:name="P102" style:family="paragraph" style:parent-style-name="Text_20_body">
      <style:text-properties officeooo:rsid="01cb665e" officeooo:paragraph-rsid="01cd6e28"/>
    </style:style>
    <style:style style:name="P103" style:family="paragraph" style:parent-style-name="Text_20_body">
      <style:text-properties officeooo:paragraph-rsid="01cd6e28"/>
    </style:style>
    <style:style style:name="P104" style:family="paragraph" style:parent-style-name="Text_20_body">
      <style:text-properties officeooo:rsid="01d1fdca" officeooo:paragraph-rsid="01d1fdca"/>
    </style:style>
    <style:style style:name="P105" style:family="paragraph" style:parent-style-name="Text_20_body">
      <style:text-properties officeooo:rsid="01d661e1" officeooo:paragraph-rsid="01d661e1"/>
    </style:style>
    <style:style style:name="P106" style:family="paragraph" style:parent-style-name="Text_20_body">
      <style:text-properties officeooo:rsid="01d73908" officeooo:paragraph-rsid="01d73908"/>
    </style:style>
    <style:style style:name="P107" style:family="paragraph" style:parent-style-name="Text_20_body">
      <style:text-properties officeooo:rsid="01da5e4c" officeooo:paragraph-rsid="01da5e4c"/>
    </style:style>
    <style:style style:name="P108" style:family="paragraph" style:parent-style-name="Text_20_body">
      <style:text-properties officeooo:paragraph-rsid="01193627"/>
    </style:style>
    <style:style style:name="P109" style:family="paragraph" style:parent-style-name="Text_20_body">
      <style:text-properties officeooo:rsid="01dbdda0" officeooo:paragraph-rsid="01dbdda0"/>
    </style:style>
    <style:style style:name="P110" style:family="paragraph" style:parent-style-name="Text_20_body">
      <style:text-properties officeooo:rsid="01de7790" officeooo:paragraph-rsid="01de7790"/>
    </style:style>
    <style:style style:name="P111" style:family="paragraph" style:parent-style-name="Text_20_body">
      <style:text-properties officeooo:paragraph-rsid="01de7790"/>
    </style:style>
    <style:style style:name="P112" style:family="paragraph" style:parent-style-name="Text_20_body">
      <style:text-properties officeooo:rsid="01e05241" officeooo:paragraph-rsid="01e05241"/>
    </style:style>
    <style:style style:name="P113" style:family="paragraph" style:parent-style-name="Text_20_body">
      <style:text-properties officeooo:rsid="01e05241" officeooo:paragraph-rsid="03e7a79c"/>
    </style:style>
    <style:style style:name="P114" style:family="paragraph" style:parent-style-name="Text_20_body">
      <style:text-properties officeooo:rsid="01e32460" officeooo:paragraph-rsid="01e32460"/>
    </style:style>
    <style:style style:name="P115" style:family="paragraph" style:parent-style-name="Text_20_body">
      <style:text-properties officeooo:rsid="02c1b43e" officeooo:paragraph-rsid="02c1b43e"/>
    </style:style>
    <style:style style:name="P116" style:family="paragraph" style:parent-style-name="Text_20_body">
      <style:text-properties officeooo:rsid="01d3af62" officeooo:paragraph-rsid="01d3af62"/>
    </style:style>
    <style:style style:name="P117" style:family="paragraph" style:parent-style-name="Text_20_body">
      <style:text-properties officeooo:paragraph-rsid="02bc15c9"/>
    </style:style>
    <style:style style:name="P118" style:family="paragraph" style:parent-style-name="Text_20_body">
      <style:text-properties officeooo:rsid="03ad46b3" officeooo:paragraph-rsid="03ad46b3"/>
    </style:style>
    <style:style style:name="P119" style:family="paragraph" style:parent-style-name="Text_20_body">
      <style:text-properties officeooo:rsid="03b2afe8" officeooo:paragraph-rsid="03b2afe8"/>
    </style:style>
    <style:style style:name="P120" style:family="paragraph" style:parent-style-name="Text_20_body">
      <style:text-properties officeooo:rsid="001c18ac" officeooo:paragraph-rsid="001c18ac"/>
    </style:style>
    <style:style style:name="P121" style:family="paragraph" style:parent-style-name="Text_20_body">
      <style:text-properties officeooo:rsid="03c23cca" officeooo:paragraph-rsid="03c23cca"/>
    </style:style>
    <style:style style:name="P122" style:family="paragraph" style:parent-style-name="Text_20_body">
      <style:text-properties officeooo:paragraph-rsid="03c56e94"/>
    </style:style>
    <style:style style:name="P123" style:family="paragraph" style:parent-style-name="Text_20_body">
      <style:text-properties officeooo:paragraph-rsid="00c4e026"/>
    </style:style>
    <style:style style:name="P124" style:family="paragraph" style:parent-style-name="Text_20_body">
      <style:text-properties officeooo:paragraph-rsid="03afe625"/>
    </style:style>
    <style:style style:name="P125" style:family="paragraph" style:parent-style-name="Text_20_body">
      <style:text-properties officeooo:rsid="03b75e0c" officeooo:paragraph-rsid="03b75e0c"/>
    </style:style>
    <style:style style:name="P126" style:family="paragraph" style:parent-style-name="Text_20_body">
      <style:text-properties officeooo:paragraph-rsid="03d3aa64"/>
    </style:style>
    <style:style style:name="P127" style:family="paragraph" style:parent-style-name="Text_20_body">
      <style:text-properties officeooo:paragraph-rsid="01dabe2c"/>
    </style:style>
    <style:style style:name="P128" style:family="paragraph" style:parent-style-name="Text_20_body">
      <style:text-properties officeooo:rsid="03b832dc" officeooo:paragraph-rsid="03d7072b"/>
    </style:style>
    <style:style style:name="P129" style:family="paragraph" style:parent-style-name="Text_20_body">
      <style:text-properties officeooo:paragraph-rsid="03d7072b"/>
    </style:style>
    <style:style style:name="P130" style:family="paragraph" style:parent-style-name="Text_20_body">
      <style:text-properties officeooo:rsid="03d7072b" officeooo:paragraph-rsid="03d7072b"/>
    </style:style>
    <style:style style:name="P131" style:family="paragraph" style:parent-style-name="Text_20_body">
      <style:text-properties officeooo:rsid="03de2f0f" officeooo:paragraph-rsid="03de2f0f"/>
    </style:style>
    <style:style style:name="P132" style:family="paragraph" style:parent-style-name="Text_20_body">
      <style:text-properties fo:font-size="8pt" style:font-size-asian="8pt" style:font-size-complex="8pt"/>
    </style:style>
    <style:style style:name="P133" style:family="paragraph" style:parent-style-name="Text_20_body">
      <style:text-properties officeooo:paragraph-rsid="03de2f0f"/>
    </style:style>
    <style:style style:name="P134" style:family="paragraph" style:parent-style-name="Text_20_body">
      <style:text-properties officeooo:rsid="03de8993" officeooo:paragraph-rsid="03de8993"/>
    </style:style>
    <style:style style:name="P135" style:family="paragraph" style:parent-style-name="Text_20_body">
      <style:text-properties officeooo:rsid="03e040ce" officeooo:paragraph-rsid="03e040ce"/>
    </style:style>
    <style:style style:name="P136" style:family="paragraph" style:parent-style-name="Text_20_body">
      <style:text-properties officeooo:paragraph-rsid="03e71b2d"/>
    </style:style>
    <style:style style:name="P137" style:family="paragraph" style:parent-style-name="Text_20_body">
      <style:text-properties officeooo:rsid="02ba4349" officeooo:paragraph-rsid="03e71b2d"/>
    </style:style>
    <style:style style:name="P138" style:family="paragraph" style:parent-style-name="Text_20_body">
      <style:text-properties officeooo:paragraph-rsid="03e38092"/>
    </style:style>
    <style:style style:name="P139" style:family="paragraph" style:parent-style-name="Text_20_body">
      <style:text-properties officeooo:rsid="03e71b2d" officeooo:paragraph-rsid="03e71b2d"/>
    </style:style>
    <style:style style:name="P140" style:family="paragraph" style:parent-style-name="Text_20_body">
      <style:text-properties officeooo:rsid="00c0eb4b" officeooo:paragraph-rsid="03e71b2d"/>
    </style:style>
    <style:style style:name="P141" style:family="paragraph" style:parent-style-name="Text_20_body">
      <style:text-properties officeooo:rsid="00c0eb4b" officeooo:paragraph-rsid="03e7a79c"/>
    </style:style>
    <style:style style:name="P142" style:family="paragraph" style:parent-style-name="Text_20_body">
      <style:text-properties officeooo:rsid="00c0eb4b" officeooo:paragraph-rsid="03e890af"/>
    </style:style>
    <style:style style:name="P143" style:family="paragraph" style:parent-style-name="Text_20_body">
      <style:paragraph-properties>
        <style:tab-stops>
          <style:tab-stop style:position="0.7189in"/>
        </style:tab-stops>
      </style:paragraph-properties>
      <style:text-properties officeooo:rsid="03e7a79c" officeooo:paragraph-rsid="03e7a79c"/>
    </style:style>
    <style:style style:name="P144" style:family="paragraph" style:parent-style-name="Text_20_body">
      <style:text-properties officeooo:rsid="03e890af" officeooo:paragraph-rsid="03e890af"/>
    </style:style>
    <style:style style:name="P145" style:family="paragraph" style:parent-style-name="Text_20_body">
      <style:text-properties officeooo:rsid="03e89a9f" officeooo:paragraph-rsid="03e89a9f"/>
    </style:style>
    <style:style style:name="P146" style:family="paragraph" style:parent-style-name="Text_20_body">
      <style:text-properties officeooo:rsid="03ea2ded" officeooo:paragraph-rsid="03ea2ded"/>
    </style:style>
    <style:style style:name="P147" style:family="paragraph" style:parent-style-name="Text_20_body">
      <style:text-properties officeooo:rsid="004fb653" officeooo:paragraph-rsid="004fb653"/>
    </style:style>
    <style:style style:name="P148" style:family="paragraph" style:parent-style-name="Text_20_body">
      <style:text-properties officeooo:rsid="03ebda6e" officeooo:paragraph-rsid="03ebda6e"/>
    </style:style>
    <style:style style:name="P149" style:family="paragraph" style:parent-style-name="Text_20_body">
      <style:text-properties officeooo:rsid="03ed3832" officeooo:paragraph-rsid="03ed3832"/>
    </style:style>
    <style:style style:name="P150" style:family="paragraph" style:parent-style-name="Text_20_body">
      <style:text-properties officeooo:rsid="03ed6f5e" officeooo:paragraph-rsid="03ed6f5e"/>
    </style:style>
    <style:style style:name="P151" style:family="paragraph" style:parent-style-name="Text_20_body">
      <style:text-properties officeooo:rsid="03eeb424" officeooo:paragraph-rsid="03eeb424"/>
    </style:style>
    <style:style style:name="P152" style:family="paragraph" style:parent-style-name="Text_20_body">
      <style:text-properties officeooo:rsid="03ef0af4" officeooo:paragraph-rsid="03ef0af4"/>
    </style:style>
    <style:style style:name="P153" style:family="paragraph" style:parent-style-name="Text_20_body">
      <style:text-properties officeooo:rsid="03ef1e25" officeooo:paragraph-rsid="03ef1e25"/>
    </style:style>
    <style:style style:name="P154" style:family="paragraph" style:parent-style-name="Text_20_body">
      <style:text-properties officeooo:rsid="00c17694" officeooo:paragraph-rsid="00c17694"/>
    </style:style>
    <style:style style:name="P155" style:family="paragraph" style:parent-style-name="Text_20_body">
      <style:text-properties officeooo:rsid="03f0cccd" officeooo:paragraph-rsid="03f0cccd"/>
    </style:style>
    <style:style style:name="P156" style:family="paragraph" style:parent-style-name="Text_20_body">
      <style:text-properties officeooo:rsid="03f1cbdf" officeooo:paragraph-rsid="03f1cbdf"/>
    </style:style>
    <style:style style:name="P157" style:family="paragraph" style:parent-style-name="Text_20_body">
      <style:text-properties officeooo:rsid="03f30ca0" officeooo:paragraph-rsid="03f30ca0"/>
    </style:style>
    <style:style style:name="P158" style:family="paragraph" style:parent-style-name="Text_20_body">
      <style:text-properties officeooo:paragraph-rsid="00c17694"/>
    </style:style>
    <style:style style:name="P159" style:family="paragraph" style:parent-style-name="Text_20_body">
      <style:text-properties officeooo:paragraph-rsid="00c32952"/>
    </style:style>
    <style:style style:name="P160" style:family="paragraph" style:parent-style-name="Text_20_body">
      <style:text-properties officeooo:paragraph-rsid="03bfcf62"/>
    </style:style>
    <style:style style:name="P161" style:family="paragraph" style:parent-style-name="Text_20_body">
      <style:text-properties officeooo:rsid="03f311c3" officeooo:paragraph-rsid="03f311c3"/>
    </style:style>
    <style:style style:name="P162" style:family="paragraph" style:parent-style-name="Text_20_body">
      <style:text-properties officeooo:rsid="03f4a717" officeooo:paragraph-rsid="03f4a717"/>
    </style:style>
    <style:style style:name="P163" style:family="paragraph" style:parent-style-name="Text_20_body">
      <style:text-properties officeooo:paragraph-rsid="03ad6b1e"/>
    </style:style>
    <style:style style:name="P164" style:family="paragraph" style:parent-style-name="Text_20_body">
      <style:text-properties officeooo:rsid="03fc3675" officeooo:paragraph-rsid="03fc3675"/>
    </style:style>
    <style:style style:name="P165" style:family="paragraph" style:parent-style-name="Text_20_body">
      <style:text-properties officeooo:rsid="03ffa642" officeooo:paragraph-rsid="03ffa642"/>
    </style:style>
    <style:style style:name="P166" style:family="paragraph" style:parent-style-name="Text_20_body">
      <style:text-properties officeooo:rsid="0400b280" officeooo:paragraph-rsid="0400b280"/>
    </style:style>
    <style:style style:name="P167" style:family="paragraph" style:parent-style-name="Text_20_body">
      <style:text-properties officeooo:rsid="040f4d7f" officeooo:paragraph-rsid="040f4d7f"/>
    </style:style>
    <style:style style:name="P168" style:family="paragraph" style:parent-style-name="Text_20_body">
      <style:text-properties officeooo:rsid="0413e7eb" officeooo:paragraph-rsid="0413e7eb"/>
    </style:style>
    <style:style style:name="P169" style:family="paragraph" style:parent-style-name="Preformatted_20_Text">
      <style:text-properties officeooo:paragraph-rsid="001dc413"/>
    </style:style>
    <style:style style:name="P170" style:family="paragraph" style:parent-style-name="Preformatted_20_Text">
      <style:text-properties officeooo:rsid="001dc413" officeooo:paragraph-rsid="001dc413"/>
    </style:style>
    <style:style style:name="P171" style:family="paragraph" style:parent-style-name="Preformatted_20_Text">
      <style:text-properties officeooo:paragraph-rsid="0027cdf3"/>
    </style:style>
    <style:style style:name="P172" style:family="paragraph" style:parent-style-name="Preformatted_20_Text">
      <style:text-properties officeooo:rsid="0027cdf3" officeooo:paragraph-rsid="0027cdf3"/>
    </style:style>
    <style:style style:name="P173" style:family="paragraph" style:parent-style-name="Preformatted_20_Text">
      <style:text-properties officeooo:rsid="002bcced" officeooo:paragraph-rsid="002bcced"/>
    </style:style>
    <style:style style:name="P174" style:family="paragraph" style:parent-style-name="Preformatted_20_Text">
      <style:text-properties officeooo:paragraph-rsid="0048db8a"/>
    </style:style>
    <style:style style:name="P175" style:family="paragraph" style:parent-style-name="Preformatted_20_Text">
      <style:text-properties officeooo:paragraph-rsid="004d3dcc"/>
    </style:style>
    <style:style style:name="P176" style:family="paragraph" style:parent-style-name="Preformatted_20_Text">
      <style:text-properties fo:font-size="8pt" style:font-size-asian="8pt" style:font-size-complex="8pt"/>
    </style:style>
    <style:style style:name="P177" style:family="paragraph" style:parent-style-name="Preformatted_20_Text">
      <style:text-properties fo:font-size="8pt" officeooo:paragraph-rsid="00a0dc14" style:font-size-asian="8pt" style:font-size-complex="8pt"/>
    </style:style>
    <style:style style:name="P178" style:family="paragraph" style:parent-style-name="Preformatted_20_Text">
      <style:text-properties fo:font-size="8pt" officeooo:paragraph-rsid="00a31e95" style:font-size-asian="8pt" style:font-size-complex="8pt"/>
    </style:style>
    <style:style style:name="P179" style:family="paragraph" style:parent-style-name="Preformatted_20_Text">
      <style:text-properties fo:font-size="8pt" officeooo:paragraph-rsid="010ccdf9" style:font-size-asian="8pt" style:font-size-complex="8pt"/>
    </style:style>
    <style:style style:name="P180" style:family="paragraph" style:parent-style-name="Preformatted_20_Text">
      <style:text-properties fo:font-size="8pt" officeooo:rsid="00e75aa1" officeooo:paragraph-rsid="03de2f0f" style:font-size-asian="8pt" style:font-size-complex="8pt"/>
    </style:style>
    <style:style style:name="P181" style:family="paragraph" style:parent-style-name="Preformatted_20_Text">
      <style:text-properties officeooo:paragraph-rsid="0092920b"/>
    </style:style>
    <style:style style:name="P182" style:family="paragraph" style:parent-style-name="Preformatted_20_Text">
      <style:text-properties officeooo:rsid="0092920b" officeooo:paragraph-rsid="0092920b"/>
    </style:style>
    <style:style style:name="P183" style:family="paragraph" style:parent-style-name="Preformatted_20_Text">
      <style:text-properties officeooo:rsid="00c4e026" officeooo:paragraph-rsid="00c4e026"/>
    </style:style>
    <style:style style:name="P184" style:family="paragraph" style:parent-style-name="Preformatted_20_Text">
      <style:text-properties officeooo:rsid="00c850b3" officeooo:paragraph-rsid="00c850b3"/>
    </style:style>
    <style:style style:name="P185" style:family="paragraph" style:parent-style-name="Preformatted_20_Text">
      <style:text-properties fo:font-weight="normal" style:font-weight-asian="normal" style:font-weight-complex="normal"/>
    </style:style>
    <style:style style:name="P186" style:family="paragraph" style:parent-style-name="Preformatted_20_Text">
      <style:text-properties fo:font-weight="bold" style:font-weight-asian="bold" style:font-weight-complex="bold"/>
    </style:style>
    <style:style style:name="P187" style:family="paragraph" style:parent-style-name="Preformatted_20_Text">
      <style:text-properties officeooo:rsid="010ba7b9" officeooo:paragraph-rsid="010ba7b9"/>
    </style:style>
    <style:style style:name="P188" style:family="paragraph" style:parent-style-name="Preformatted_20_Text">
      <style:text-properties fo:font-size="9pt" style:font-size-asian="9pt" style:font-size-complex="9pt"/>
    </style:style>
    <style:style style:name="P189" style:family="paragraph" style:parent-style-name="Preformatted_20_Text">
      <style:text-properties fo:font-size="9pt" officeooo:paragraph-rsid="00a0dc14" style:font-size-asian="9pt" style:font-size-complex="9pt"/>
    </style:style>
    <style:style style:name="P190" style:family="paragraph" style:parent-style-name="Preformatted_20_Text">
      <style:text-properties fo:font-size="9pt" officeooo:rsid="00e75aa1" officeooo:paragraph-rsid="03b91768" style:font-size-asian="9pt" style:font-size-complex="9pt"/>
    </style:style>
    <style:style style:name="P191" style:family="paragraph" style:parent-style-name="Preformatted_20_Text">
      <style:text-properties fo:font-size="9pt" officeooo:rsid="00e75aa1" officeooo:paragraph-rsid="03de2f0f" style:font-size-asian="9pt" style:font-size-complex="9pt"/>
    </style:style>
    <style:style style:name="P192" style:family="paragraph" style:parent-style-name="Preformatted_20_Text">
      <style:text-properties officeooo:paragraph-rsid="010e8cb6"/>
    </style:style>
    <style:style style:name="P193" style:family="paragraph" style:parent-style-name="Preformatted_20_Text">
      <style:text-properties officeooo:paragraph-rsid="0117a9af"/>
    </style:style>
    <style:style style:name="P194" style:family="paragraph" style:parent-style-name="Preformatted_20_Text">
      <style:text-properties officeooo:rsid="006061e9" officeooo:paragraph-rsid="01cd6e28"/>
    </style:style>
    <style:style style:name="P195" style:family="paragraph" style:parent-style-name="Preformatted_20_Text">
      <style:text-properties officeooo:paragraph-rsid="01cd6e28"/>
    </style:style>
    <style:style style:name="P196" style:family="paragraph" style:parent-style-name="Preformatted_20_Text">
      <style:text-properties officeooo:paragraph-rsid="01cef6f3"/>
    </style:style>
    <style:style style:name="P197" style:family="paragraph" style:parent-style-name="Preformatted_20_Text">
      <style:text-properties officeooo:paragraph-rsid="01dabe2c"/>
    </style:style>
    <style:style style:name="P198"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99" style:family="paragraph" style:parent-style-name="Preformatted_20_Text">
      <style:text-properties fo:color="#fff200" style:font-name="Liberation Mono" fo:font-size="10pt" fo:font-weight="bold" officeooo:rsid="03f1cbdf" officeooo:paragraph-rsid="03f1cbdf" fo:background-color="#21409a" style:font-name-asian="DejaVu Sans Mono" style:font-size-asian="10pt" style:font-name-complex="Liberation Mono" style:font-size-complex="10pt"/>
    </style:style>
    <style:style style:name="P200" style:family="paragraph" style:parent-style-name="Preformatted_20_Text">
      <style:text-properties fo:color="#fff200" style:font-name="Liberation Mono" fo:font-size="10pt" fo:font-weight="bold" officeooo:rsid="03efbd05" fo:background-color="#21409a" style:font-name-asian="DejaVu Sans Mono" style:font-size-asian="10pt" style:font-name-complex="Liberation Mono" style:font-size-complex="10pt"/>
    </style:style>
    <style:style style:name="P201" style:family="paragraph" style:parent-style-name="Preformatted_20_Text">
      <style:text-properties fo:color="#fff200" style:font-name="Liberation Mono" fo:font-size="10pt" fo:font-weight="bold" officeooo:rsid="03fc3675" officeooo:paragraph-rsid="03fc3675" fo:background-color="#21409a" style:font-name-asian="DejaVu Sans Mono" style:font-size-asian="10pt" style:font-name-complex="Liberation Mono" style:font-size-complex="10pt"/>
    </style:style>
    <style:style style:name="P202" style:family="paragraph" style:parent-style-name="Preformatted_20_Text">
      <style:text-properties fo:color="#fff200" style:font-name="Liberation Mono" fo:font-size="10pt" fo:font-weight="bold" officeooo:rsid="03fc3675" officeooo:paragraph-rsid="03fcab05" fo:background-color="#21409a" style:font-name-asian="DejaVu Sans Mono" style:font-size-asian="10pt" style:font-name-complex="Liberation Mono" style:font-size-complex="10pt"/>
    </style:style>
    <style:style style:name="P203" style:family="paragraph" style:parent-style-name="Preformatted_20_Text">
      <style:text-properties officeooo:rsid="01e05241" officeooo:paragraph-rsid="01e05241"/>
    </style:style>
    <style:style style:name="P204" style:family="paragraph" style:parent-style-name="Preformatted_20_Text">
      <style:text-properties officeooo:rsid="01dabe2c" officeooo:paragraph-rsid="01de7790"/>
    </style:style>
    <style:style style:name="P205" style:family="paragraph" style:parent-style-name="Preformatted_20_Text">
      <style:text-properties officeooo:paragraph-rsid="02c1b43e"/>
    </style:style>
    <style:style style:name="P206" style:family="paragraph" style:parent-style-name="Preformatted_20_Text">
      <style:text-properties officeooo:rsid="02c7ab86" officeooo:paragraph-rsid="02c7ab86"/>
    </style:style>
    <style:style style:name="P207" style:family="paragraph" style:parent-style-name="Preformatted_20_Text">
      <style:text-properties officeooo:rsid="03ad46b3" officeooo:paragraph-rsid="03ad46b3"/>
    </style:style>
    <style:style style:name="P208" style:family="paragraph" style:parent-style-name="Preformatted_20_Text">
      <style:text-properties officeooo:rsid="03d57df6" officeooo:paragraph-rsid="03d57df6"/>
    </style:style>
    <style:style style:name="P209" style:family="paragraph" style:parent-style-name="Preformatted_20_Text">
      <style:text-properties fo:font-style="normal" officeooo:rsid="00a94ec5" style:font-style-asian="normal" style:font-style-complex="normal"/>
    </style:style>
    <style:style style:name="P210" style:family="paragraph" style:parent-style-name="Preformatted_20_Text">
      <style:text-properties officeooo:paragraph-rsid="03dfdf33"/>
    </style:style>
    <style:style style:name="P211" style:family="paragraph" style:parent-style-name="Preformatted_20_Text">
      <style:text-properties officeooo:rsid="03e040ce" officeooo:paragraph-rsid="03e040ce"/>
    </style:style>
    <style:style style:name="P212" style:family="paragraph" style:parent-style-name="Preformatted_20_Text">
      <style:text-properties officeooo:rsid="03ef0af4" officeooo:paragraph-rsid="03ef0af4"/>
    </style:style>
    <style:style style:name="P213" style:family="paragraph" style:parent-style-name="Preformatted_20_Text">
      <style:text-properties officeooo:rsid="03f0cccd" officeooo:paragraph-rsid="03f1cbdf"/>
    </style:style>
    <style:style style:name="P214" style:family="paragraph" style:parent-style-name="Preformatted_20_Text">
      <style:text-properties officeooo:rsid="03f0cccd" officeooo:paragraph-rsid="03f66e85"/>
    </style:style>
    <style:style style:name="P215" style:family="paragraph" style:parent-style-name="Preformatted_20_Text">
      <style:text-properties officeooo:rsid="03bc3412"/>
    </style:style>
    <style:style style:name="P216" style:family="paragraph" style:parent-style-name="Preformatted_20_Text">
      <style:text-properties officeooo:rsid="03bc3412" officeooo:paragraph-rsid="03f66e85"/>
    </style:style>
    <style:style style:name="P217" style:family="paragraph" style:parent-style-name="Preformatted_20_Text">
      <style:text-properties officeooo:rsid="03fc3675" officeooo:paragraph-rsid="03fc3675"/>
    </style:style>
    <style:style style:name="P218" style:family="paragraph" style:parent-style-name="Preformatted_20_Text">
      <style:text-properties officeooo:rsid="03fc3675" officeooo:paragraph-rsid="03fe5a01"/>
    </style:style>
    <style:style style:name="P219" style:family="paragraph" style:parent-style-name="Preformatted_20_Text">
      <style:text-properties officeooo:paragraph-rsid="03fc3675"/>
    </style:style>
    <style:style style:name="P220" style:family="paragraph" style:parent-style-name="Preformatted_20_Text">
      <style:text-properties style:text-underline-style="none" officeooo:rsid="040f4d7f" officeooo:paragraph-rsid="040f4d7f"/>
    </style:style>
    <style:style style:name="P221" style:family="paragraph" style:parent-style-name="Preformatted_20_Text">
      <style:text-properties officeooo:rsid="040f4d7f" officeooo:paragraph-rsid="040f4d7f"/>
    </style:style>
    <style:style style:name="P222" style:family="paragraph" style:parent-style-name="Standard">
      <style:text-properties officeooo:rsid="001e30f4" officeooo:paragraph-rsid="002bcced"/>
    </style:style>
    <style:style style:name="P223" style:family="paragraph" style:parent-style-name="Standard">
      <style:text-properties officeooo:rsid="00203c5b" officeooo:paragraph-rsid="002bcced"/>
    </style:style>
    <style:style style:name="P224" style:family="paragraph" style:parent-style-name="Standard">
      <style:text-properties officeooo:rsid="00203c5b" officeooo:paragraph-rsid="003a7f2b"/>
    </style:style>
    <style:style style:name="P225" style:family="paragraph" style:parent-style-name="Standard">
      <style:text-properties officeooo:rsid="00203c5b" officeooo:paragraph-rsid="007abaec"/>
    </style:style>
    <style:style style:name="P22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2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2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2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3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3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32"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33" style:family="paragraph" style:parent-style-name="Standard">
      <style:text-properties fo:font-style="normal" officeooo:rsid="01cd6e28" officeooo:paragraph-rsid="01cd6e28" style:font-style-asian="normal" style:font-style-complex="normal"/>
    </style:style>
    <style:style style:name="P23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35"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36" style:family="paragraph" style:parent-style-name="Standard">
      <style:text-properties officeooo:rsid="007abaec" officeooo:paragraph-rsid="007abaec"/>
    </style:style>
    <style:style style:name="P237" style:family="paragraph" style:parent-style-name="Standard">
      <style:text-properties officeooo:rsid="010e4345" officeooo:paragraph-rsid="010e8cb6"/>
    </style:style>
    <style:style style:name="P238" style:family="paragraph" style:parent-style-name="Standard">
      <style:text-properties officeooo:paragraph-rsid="010e8cb6"/>
    </style:style>
    <style:style style:name="P239" style:family="paragraph" style:parent-style-name="Standard">
      <style:text-properties officeooo:paragraph-rsid="007abaec"/>
    </style:style>
    <style:style style:name="P240" style:family="paragraph" style:parent-style-name="Standard">
      <style:text-properties officeooo:rsid="01c70189" officeooo:paragraph-rsid="01cd6e28"/>
    </style:style>
    <style:style style:name="P241" style:family="paragraph" style:parent-style-name="Standard">
      <style:text-properties officeooo:paragraph-rsid="01cd6e28"/>
    </style:style>
    <style:style style:name="P242" style:family="paragraph" style:parent-style-name="Standard">
      <style:text-properties officeooo:rsid="01cd6e28" officeooo:paragraph-rsid="01cd6e28"/>
    </style:style>
    <style:style style:name="P243" style:family="paragraph" style:parent-style-name="Standard">
      <style:text-properties officeooo:rsid="01cef6f3" officeooo:paragraph-rsid="01cef6f3"/>
    </style:style>
    <style:style style:name="P244" style:family="paragraph" style:parent-style-name="Standard">
      <style:text-properties officeooo:rsid="01d1fdca" officeooo:paragraph-rsid="01d1fdca"/>
    </style:style>
    <style:style style:name="P245" style:family="paragraph" style:parent-style-name="Standard">
      <style:text-properties fo:font-weight="bold" style:font-weight-asian="bold" style:font-weight-complex="bold"/>
    </style:style>
    <style:style style:name="P246" style:family="paragraph" style:parent-style-name="Standard">
      <style:text-properties fo:font-weight="bold" officeooo:rsid="01dda5b3" officeooo:paragraph-rsid="01dda5b3" style:font-weight-asian="bold" style:font-weight-complex="bold"/>
    </style:style>
    <style:style style:name="P247" style:family="paragraph" style:parent-style-name="Standard">
      <style:text-properties officeooo:paragraph-rsid="01126296"/>
    </style:style>
    <style:style style:name="P248" style:family="paragraph" style:parent-style-name="Standard">
      <style:text-properties officeooo:rsid="01dabe2c" officeooo:paragraph-rsid="01dabe2c"/>
    </style:style>
    <style:style style:name="P249" style:family="paragraph" style:parent-style-name="Standard">
      <style:text-properties officeooo:rsid="03d2f49e" officeooo:paragraph-rsid="03d2f49e"/>
    </style:style>
    <style:style style:name="P250" style:family="paragraph" style:parent-style-name="Standard">
      <style:text-properties officeooo:rsid="03fc3675" officeooo:paragraph-rsid="03fc3675"/>
    </style:style>
    <style:style style:name="P251" style:family="paragraph" style:parent-style-name="Standard">
      <style:text-properties officeooo:rsid="04079fbf" officeooo:paragraph-rsid="04079fbf"/>
    </style:style>
    <style:style style:name="P252" style:family="paragraph" style:parent-style-name="Heading">
      <style:text-properties officeooo:rsid="00c5b75a" officeooo:paragraph-rsid="00c5b75a"/>
    </style:style>
    <style:style style:name="P253" style:family="paragraph" style:parent-style-name="Heading">
      <style:text-properties officeooo:paragraph-rsid="01cd6e28"/>
    </style:style>
    <style:style style:name="P254" style:family="paragraph" style:parent-style-name="Heading">
      <style:text-properties officeooo:rsid="01caba7c" officeooo:paragraph-rsid="01cd6e28"/>
    </style:style>
    <style:style style:name="P255" style:family="paragraph" style:parent-style-name="Heading">
      <style:text-properties officeooo:rsid="01de7790" officeooo:paragraph-rsid="01de7790"/>
    </style:style>
    <style:style style:name="P256" style:family="paragraph" style:parent-style-name="Heading">
      <style:text-properties officeooo:paragraph-rsid="01de7790"/>
    </style:style>
    <style:style style:name="P257" style:family="paragraph" style:parent-style-name="Heading">
      <style:text-properties officeooo:paragraph-rsid="02c1b43e"/>
    </style:style>
    <style:style style:name="P258" style:family="paragraph" style:parent-style-name="Heading">
      <style:text-properties officeooo:rsid="03b2afe8" officeooo:paragraph-rsid="03b2afe8"/>
    </style:style>
    <style:style style:name="P259" style:family="paragraph" style:parent-style-name="Heading">
      <style:text-properties officeooo:rsid="03d7072b" officeooo:paragraph-rsid="03d7072b"/>
    </style:style>
    <style:style style:name="P260" style:family="paragraph" style:parent-style-name="Heading">
      <style:text-properties officeooo:rsid="03ebda6e" officeooo:paragraph-rsid="03ebda6e"/>
    </style:style>
    <style:style style:name="P261" style:family="paragraph" style:parent-style-name="Heading">
      <style:text-properties officeooo:rsid="03f0cccd" officeooo:paragraph-rsid="03f0cccd"/>
    </style:style>
    <style:style style:name="P2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63" style:family="paragraph" style:parent-style-name="Subtitle">
      <style:text-properties officeooo:paragraph-rsid="00dafe96"/>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66" style:family="paragraph" style:parent-style-name="Table_20_Contents">
      <style:paragraph-properties fo:text-align="center" style:justify-single-word="false"/>
      <style:text-properties officeooo:rsid="0400b280" officeooo:paragraph-rsid="0400b280"/>
    </style:style>
    <style:style style:name="P267" style:family="paragraph" style:parent-style-name="Table_20_Contents">
      <style:text-properties officeooo:rsid="0402191b" officeooo:paragraph-rsid="0402191b"/>
    </style:style>
    <style:style style:name="P268" style:family="paragraph" style:parent-style-name="Table_20_Contents">
      <style:paragraph-properties fo:text-align="center" style:justify-single-word="false"/>
      <style:text-properties officeooo:rsid="0402191b" officeooo:paragraph-rsid="0402191b"/>
    </style:style>
    <style:style style:name="P269" style:family="paragraph" style:parent-style-name="Table_20_Contents">
      <style:paragraph-properties fo:text-align="center" style:justify-single-word="false"/>
      <style:text-properties officeooo:rsid="0403b38b" officeooo:paragraph-rsid="0403b38b"/>
    </style:style>
    <style:style style:name="P270" style:family="paragraph" style:parent-style-name="Table_20_Contents">
      <style:text-properties officeooo:rsid="0403b38b" officeooo:paragraph-rsid="0403b38b"/>
    </style:style>
    <style:style style:name="P271" style:family="paragraph" style:parent-style-name="Table_20_Contents">
      <style:text-properties officeooo:rsid="04057e3f" officeooo:paragraph-rsid="04057e3f"/>
    </style:style>
    <style:style style:name="P272" style:family="paragraph" style:parent-style-name="Table_20_Contents">
      <style:paragraph-properties fo:text-align="center" style:justify-single-word="false"/>
      <style:text-properties officeooo:rsid="04057e3f"/>
    </style:style>
    <style:style style:name="P273" style:family="paragraph" style:parent-style-name="Table_20_Contents">
      <style:paragraph-properties fo:text-align="center" style:justify-single-word="false"/>
      <style:text-properties officeooo:rsid="04057e3f" officeooo:paragraph-rsid="04057e3f"/>
    </style:style>
    <style:style style:name="P274" style:family="paragraph" style:parent-style-name="Table_20_Contents">
      <style:paragraph-properties fo:text-align="center" style:justify-single-word="false"/>
      <style:text-properties officeooo:rsid="0408ddd4" officeooo:paragraph-rsid="0408ddd4"/>
    </style:style>
    <style:style style:name="P275" style:family="paragraph" style:parent-style-name="Table_20_Contents">
      <style:text-properties officeooo:rsid="0408ddd4" officeooo:paragraph-rsid="0408ddd4"/>
    </style:style>
    <style:style style:name="P276" style:family="paragraph" style:parent-style-name="Table_20_Contents">
      <style:paragraph-properties fo:text-align="center" style:justify-single-word="false"/>
      <style:text-properties officeooo:rsid="040e0ccd" officeooo:paragraph-rsid="040e0ccd"/>
    </style:style>
    <style:style style:name="P277" style:family="paragraph" style:parent-style-name="Table_20_Contents">
      <style:text-properties officeooo:rsid="040e0ccd" officeooo:paragraph-rsid="040e0ccd"/>
    </style:style>
    <style:style style:name="P278" style:family="paragraph" style:parent-style-name="Table_20_Contents">
      <style:paragraph-properties fo:text-align="center" style:justify-single-word="false"/>
      <style:text-properties officeooo:rsid="04108de1" officeooo:paragraph-rsid="04108de1"/>
    </style:style>
    <style:style style:name="P279" style:family="paragraph" style:parent-style-name="Table_20_Contents">
      <style:text-properties officeooo:rsid="04108de1" officeooo:paragraph-rsid="04108de1"/>
    </style:style>
    <style:style style:name="P280"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81" style:family="paragraph" style:parent-style-name="Heading_20_1">
      <style:text-properties officeooo:rsid="001c18ac" officeooo:paragraph-rsid="001c18ac"/>
    </style:style>
    <style:style style:name="P282" style:family="paragraph" style:parent-style-name="Heading_20_1">
      <style:text-properties officeooo:rsid="03c6ef7e" officeooo:paragraph-rsid="01e05241"/>
    </style:style>
    <style:style style:name="P283" style:family="paragraph" style:parent-style-name="Heading_20_1">
      <style:text-properties officeooo:rsid="02bc15c9" officeooo:paragraph-rsid="02bc15c9"/>
    </style:style>
    <style:style style:name="P284" style:family="paragraph" style:parent-style-name="Heading_20_1">
      <style:text-properties officeooo:rsid="01e05241" officeooo:paragraph-rsid="03e7a79c"/>
    </style:style>
    <style:style style:name="P285" style:family="paragraph" style:parent-style-name="Heading_20_1">
      <style:text-properties officeooo:rsid="00278888" officeooo:paragraph-rsid="00278888"/>
    </style:style>
    <style:style style:name="P286" style:family="paragraph" style:parent-style-name="Heading_20_1">
      <style:text-properties officeooo:paragraph-rsid="03d7072b"/>
    </style:style>
    <style:style style:name="P287" style:family="paragraph" style:parent-style-name="Heading_20_2">
      <style:text-properties officeooo:rsid="03ffa642" officeooo:paragraph-rsid="03ffa642"/>
    </style:style>
    <style:style style:name="P288" style:family="paragraph" style:parent-style-name="Heading_20_2">
      <style:text-properties officeooo:rsid="00989354" officeooo:paragraph-rsid="00989354"/>
    </style:style>
    <style:style style:name="P289" style:family="paragraph" style:parent-style-name="Heading_20_2">
      <style:text-properties officeooo:rsid="001dc413" officeooo:paragraph-rsid="001dc413"/>
    </style:style>
    <style:style style:name="P290" style:family="paragraph" style:parent-style-name="Heading_20_2">
      <style:text-properties officeooo:paragraph-rsid="03e71b2d"/>
    </style:style>
    <style:style style:name="P291" style:family="paragraph" style:parent-style-name="Heading_20_2">
      <style:text-properties officeooo:rsid="00278888" officeooo:paragraph-rsid="00278888"/>
    </style:style>
    <style:style style:name="P292" style:family="paragraph" style:parent-style-name="Heading_20_2">
      <style:text-properties officeooo:rsid="004de9a5" officeooo:paragraph-rsid="004de9a5"/>
    </style:style>
    <style:style style:name="P293" style:family="paragraph" style:parent-style-name="Heading_20_2">
      <style:text-properties officeooo:rsid="00cbda9c" officeooo:paragraph-rsid="00cbda9c"/>
    </style:style>
    <style:style style:name="P294" style:family="paragraph" style:parent-style-name="Heading_20_2">
      <style:text-properties officeooo:rsid="010bcaea" officeooo:paragraph-rsid="010e8cb6"/>
    </style:style>
    <style:style style:name="P295" style:family="paragraph" style:parent-style-name="Heading_20_3">
      <style:text-properties officeooo:rsid="00c0eb4b" officeooo:paragraph-rsid="03e71b2d"/>
    </style:style>
    <style:style style:name="P296" style:family="paragraph" style:parent-style-name="Heading_20_3">
      <style:text-properties officeooo:paragraph-rsid="03e71b2d"/>
    </style:style>
    <style:style style:name="P297" style:family="paragraph" style:parent-style-name="Heading_20_3">
      <style:text-properties officeooo:rsid="03ef1e25" officeooo:paragraph-rsid="03ef1e25"/>
    </style:style>
    <style:style style:name="P298" style:family="paragraph" style:parent-style-name="Heading_20_3">
      <style:text-properties officeooo:rsid="03bb7390" officeooo:paragraph-rsid="03bb7390"/>
    </style:style>
    <style:style style:name="P299" style:family="paragraph" style:parent-style-name="Heading_20_3">
      <style:text-properties officeooo:rsid="03c23cca" officeooo:paragraph-rsid="03c23cca"/>
    </style:style>
    <style:style style:name="P300" style:family="paragraph" style:parent-style-name="Heading_20_3">
      <style:text-properties officeooo:rsid="00ca0d2c" officeooo:paragraph-rsid="03bfcf62"/>
    </style:style>
    <style:style style:name="P301" style:family="paragraph" style:parent-style-name="Heading_20_3">
      <style:text-properties fo:font-style="italic" style:font-style-asian="italic" style:font-style-complex="italic"/>
    </style:style>
    <style:style style:name="P302" style:family="paragraph" style:parent-style-name="Heading_20_3">
      <style:text-properties officeooo:rsid="03ed3832" officeooo:paragraph-rsid="03ed3832"/>
    </style:style>
    <style:style style:name="P303" style:family="paragraph" style:parent-style-name="Heading_20_3">
      <style:text-properties officeooo:rsid="03ea2ded" officeooo:paragraph-rsid="03ea2ded"/>
    </style:style>
    <style:style style:name="P304" style:family="paragraph" style:parent-style-name="Heading_20_3">
      <style:text-properties officeooo:rsid="03ed6f5e" officeooo:paragraph-rsid="03ed6f5e"/>
    </style:style>
    <style:style style:name="P305" style:family="paragraph" style:parent-style-name="Heading_20_3">
      <style:text-properties officeooo:rsid="01e32460" officeooo:paragraph-rsid="01e32460"/>
    </style:style>
    <style:style style:name="P306" style:family="paragraph" style:parent-style-name="Heading_20_3">
      <style:text-properties officeooo:rsid="01e05241" officeooo:paragraph-rsid="01e05241"/>
    </style:style>
    <style:style style:name="P307" style:family="paragraph" style:parent-style-name="Heading_20_3">
      <style:text-properties officeooo:rsid="03e040ce" officeooo:paragraph-rsid="03e040ce"/>
    </style:style>
    <style:style style:name="P308" style:family="paragraph" style:parent-style-name="Heading_20_3">
      <style:text-properties officeooo:rsid="01100d58" officeooo:paragraph-rsid="010e8cb6"/>
    </style:style>
    <style:style style:name="P309" style:family="paragraph" style:parent-style-name="Heading_20_3">
      <style:text-properties officeooo:paragraph-rsid="010e8cb6"/>
    </style:style>
    <style:style style:name="P310" style:family="paragraph" style:parent-style-name="Heading_20_3">
      <style:text-properties officeooo:rsid="01103a41" officeooo:paragraph-rsid="010e8cb6"/>
    </style:style>
    <style:style style:name="P311" style:family="paragraph" style:parent-style-name="Heading_20_3">
      <style:text-properties officeooo:rsid="0027cdf3" officeooo:paragraph-rsid="0027cdf3"/>
    </style:style>
    <style:style style:name="P312" style:family="paragraph" style:parent-style-name="Heading_20_3">
      <style:text-properties officeooo:paragraph-rsid="005fde75"/>
    </style:style>
    <style:style style:name="P313" style:family="paragraph" style:parent-style-name="Heading_20_3">
      <style:text-properties officeooo:rsid="02c1b43e" officeooo:paragraph-rsid="02c1b43e"/>
    </style:style>
    <style:style style:name="P314" style:family="paragraph" style:parent-style-name="Heading_20_3">
      <style:text-properties officeooo:paragraph-rsid="01cd6e28"/>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text-properties officeooo:rsid="041545c4" officeooo:paragraph-rsid="041545c4"/>
    </style:style>
    <style:style style:name="P317" style:family="paragraph" style:parent-style-name="Table_20_Contents">
      <style:text-properties officeooo:rsid="041545c4" officeooo:paragraph-rsid="041545c4"/>
    </style:style>
    <style:style style:name="P318" style:family="paragraph" style:parent-style-name="Text_20_body" style:list-style-name="L1">
      <style:text-properties officeooo:rsid="00a3845b" officeooo:paragraph-rsid="00a3845b"/>
    </style:style>
    <style:style style:name="P319" style:family="paragraph" style:parent-style-name="Text_20_body" style:list-style-name="L1">
      <style:text-properties fo:font-style="italic" officeooo:rsid="00a3845b" officeooo:paragraph-rsid="00a3845b" style:font-style-asian="italic" style:font-style-complex="italic"/>
    </style:style>
    <style:style style:name="P320" style:family="paragraph" style:parent-style-name="Text_20_body" style:list-style-name="L2">
      <style:text-properties officeooo:rsid="00a92964" officeooo:paragraph-rsid="00a92964"/>
    </style:style>
    <style:style style:name="P321" style:family="paragraph" style:parent-style-name="Text_20_body" style:list-style-name="L3">
      <style:text-properties officeooo:rsid="00a92964" officeooo:paragraph-rsid="00a92964"/>
    </style:style>
    <style:style style:name="P322" style:family="paragraph" style:parent-style-name="Text_20_body" style:list-style-name="L3">
      <style:text-properties officeooo:rsid="00a92964" officeooo:paragraph-rsid="00aacc78"/>
    </style:style>
    <style:style style:name="P323" style:family="paragraph" style:parent-style-name="Text_20_body" style:list-style-name="L2">
      <style:text-properties officeooo:rsid="03fe6e75" officeooo:paragraph-rsid="03fe6e75"/>
    </style:style>
    <style:style style:name="P324" style:family="paragraph" style:parent-style-name="Text_20_body" style:list-style-name="L3">
      <style:text-properties fo:font-style="normal" officeooo:rsid="00a92964" officeooo:paragraph-rsid="00a92964" style:font-style-asian="normal" style:font-style-complex="normal"/>
    </style:style>
    <style:style style:name="P325" style:family="paragraph" style:parent-style-name="Text_20_body" style:list-style-name="L4">
      <style:text-properties fo:font-style="normal" officeooo:rsid="03e71b2d" officeooo:paragraph-rsid="03e71b2d" style:font-style-asian="normal" style:font-style-complex="normal"/>
    </style:style>
    <style:style style:name="P326" style:family="paragraph" style:parent-style-name="Text_20_body" style:list-style-name="L5"/>
    <style:style style:name="P327" style:family="paragraph" style:parent-style-name="Text_20_body" style:list-style-name="L5">
      <style:text-properties officeooo:paragraph-rsid="03e7a79c"/>
    </style:style>
    <style:style style:name="P328" style:family="paragraph" style:parent-style-name="Text_20_body" style:list-style-name="L5">
      <style:text-properties officeooo:rsid="03e7a79c" officeooo:paragraph-rsid="03e7a79c"/>
    </style:style>
    <style:style style:name="P329" style:family="paragraph" style:parent-style-name="Text_20_body" style:list-style-name="L6">
      <style:text-properties officeooo:paragraph-rsid="03e71b2d"/>
    </style:style>
    <style:style style:name="P330" style:family="paragraph" style:parent-style-name="Text_20_body" style:list-style-name="L6">
      <style:text-properties officeooo:rsid="02ba4349" officeooo:paragraph-rsid="03e890af"/>
    </style:style>
    <style:style style:name="P331" style:family="paragraph" style:parent-style-name="Text_20_body" style:list-style-name="L7"/>
    <style:style style:name="P332" style:family="paragraph" style:parent-style-name="Text_20_body" style:list-style-name="L7">
      <style:text-properties officeooo:paragraph-rsid="03e89a9f"/>
    </style:style>
    <style:style style:name="P333" style:family="paragraph" style:parent-style-name="Text_20_body" style:list-style-name="L7">
      <style:text-properties officeooo:rsid="01e05241" officeooo:paragraph-rsid="03e89a9f"/>
    </style:style>
    <style:style style:name="P334" style:family="paragraph" style:parent-style-name="Text_20_body" style:list-style-name="L7">
      <style:text-properties officeooo:rsid="01e05241" officeooo:paragraph-rsid="03e7a79c"/>
    </style:style>
    <style:style style:name="P335"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6" style:family="paragraph" style:parent-style-name="Text_20_body" style:list-style-name="L8">
      <style:text-properties officeooo:rsid="03f4a717" officeooo:paragraph-rsid="03f4a717"/>
    </style:style>
    <style:style style:name="P337" style:family="paragraph" style:parent-style-name="Text_20_body" style:list-style-name="L9">
      <style:text-properties officeooo:paragraph-rsid="0117a9af"/>
    </style:style>
    <style:style style:name="P338" style:family="paragraph" style:parent-style-name="Text_20_body" style:list-style-name="L9">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1" fo:font-size="9pt" fo:font-style="normal" fo:font-weight="normal" style:font-style-asian="normal" style:font-weight-asian="normal" style:font-style-complex="normal" style:font-weight-complex="normal"/>
    </style:style>
    <style:style style:name="T18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 fo:font-size="10pt" style:font-size-asian="10pt" style:font-size-complex="10pt"/>
    </style:style>
    <style:style style:name="T212" style:family="text">
      <style:text-properties style:font-name="Liberation Mono" fo:font-size="10pt" officeooo:rsid="00203c5b" style:font-size-asian="10pt" style:font-size-complex="10pt"/>
    </style:style>
    <style:style style:name="T213" style:family="text">
      <style:text-properties style:font-name="Liberation Mono" fo:font-size="10pt" officeooo:rsid="01dbdda0" style:font-size-asian="10pt" style:font-size-complex="10pt"/>
    </style:style>
    <style:style style:name="T214" style:family="text">
      <style:text-properties style:font-name="Liberation Mono" fo:font-size="10pt" officeooo:rsid="03d2f49e" style:font-size-asian="10pt" style:font-size-complex="10pt"/>
    </style:style>
    <style:style style:name="T215" style:family="text">
      <style:text-properties style:font-name="Liberation Mono" fo:font-size="10pt" officeooo:rsid="03d7072b" style:font-size-asian="10pt" style:font-size-complex="10pt"/>
    </style:style>
    <style:style style:name="T216" style:family="text">
      <style:text-properties style:font-name="Liberation Mono" fo:font-size="10pt" officeooo:rsid="03dae9c6" style:font-size-asian="10pt" style:font-size-complex="10pt"/>
    </style:style>
    <style:style style:name="T217" style:family="text">
      <style:text-properties style:font-name="Liberation Mono" fo:font-size="10pt" officeooo:rsid="03e89a9f" style:font-size-asian="10pt" style:font-size-complex="10pt"/>
    </style:style>
    <style:style style:name="T218" style:family="text">
      <style:text-properties style:font-name="Liberation Mono" fo:font-size="10pt" fo:font-weight="bold" style:font-size-asian="10pt" style:font-weight-asian="bold" style:font-size-complex="10pt" style:font-weight-complex="bold"/>
    </style:style>
    <style:style style:name="T219" style:family="text">
      <style:text-properties style:font-name="Liberation Mono" fo:font-size="10pt" fo:font-weight="bold" officeooo:rsid="03b2afe8" style:font-size-asian="10pt" style:font-weight-asian="bold" style:font-size-complex="10pt" style:font-weight-complex="bold"/>
    </style:style>
    <style:style style:name="T220" style:family="text">
      <style:text-properties style:font-name="Liberation Mono" fo:font-size="10pt" fo:font-weight="bold" officeooo:rsid="03b45740" style:font-size-asian="10pt" style:font-weight-asian="bold" style:font-size-complex="10pt" style:font-weight-complex="bold"/>
    </style:style>
    <style:style style:name="T221" style:family="text">
      <style:text-properties style:font-name="Liberation Mono" fo:font-size="10pt" fo:font-weight="bold" officeooo:rsid="03b75e0c" style:font-size-asian="10pt" style:font-weight-asian="bold" style:font-size-complex="10pt" style:font-weight-complex="bold"/>
    </style:style>
    <style:style style:name="T222" style:family="text">
      <style:text-properties style:font-name="Liberation Mono" fo:font-size="10pt" fo:font-weight="bold" officeooo:rsid="00c4e026" style:font-size-asian="10pt" style:font-weight-asian="bold" style:font-size-complex="10pt" style:font-weight-complex="bold"/>
    </style:style>
    <style:style style:name="T223" style:family="text">
      <style:text-properties style:font-name="Liberation Mono" fo:font-size="10pt" fo:font-weight="bold" officeooo:rsid="03e89a9f" style:font-size-asian="10pt" style:font-weight-asian="bold" style:font-size-complex="10pt" style:font-weight-complex="bold"/>
    </style:style>
    <style:style style:name="T2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 fo:font-size="10pt" fo:font-style="normal" officeooo:rsid="03cd24d6" style:font-size-asian="10pt" style:font-style-asian="normal" style:font-size-complex="10pt" style:font-style-complex="normal"/>
    </style:style>
    <style:style style:name="T232" style:family="text">
      <style:text-properties style:font-name="Liberation Mono" fo:font-size="10pt" fo:font-style="normal" officeooo:rsid="03e7a79c" style:font-size-asian="10pt" style:font-style-asian="normal" style:font-size-complex="10pt" style:font-style-complex="normal"/>
    </style:style>
    <style:style style:name="T233" style:family="text">
      <style:text-properties style:font-name="Liberation Mono" fo:font-size="10pt" fo:font-style="normal" officeooo:rsid="03e89a9f" style:font-size-asian="10pt" style:font-style-asian="normal" style:font-size-complex="10pt" style:font-style-complex="normal"/>
    </style:style>
    <style:style style:name="T234" style:family="text">
      <style:text-properties style:font-name="Liberation Mono" fo:font-size="10pt" fo:font-style="italic" style:font-size-asian="10pt" style:font-style-asian="italic" style:font-size-complex="10pt" style:font-style-complex="italic"/>
    </style:style>
    <style:style style:name="T235" style:family="text">
      <style:text-properties style:font-name="Liberation Mono" fo:font-size="10pt" fo:font-style="italic" officeooo:rsid="03e89a9f" style:font-size-asian="10pt" style:font-style-asian="italic" style:font-size-complex="10pt" style:font-style-complex="italic"/>
    </style:style>
    <style:style style:name="T236"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6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6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6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68"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69"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70"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71"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72" style:family="text">
      <style:text-properties fo:color="#fff200" style:font-name="Liberation Mono" fo:font-size="10pt" fo:font-weight="bold" officeooo:rsid="03fc3675" fo:background-color="#21409a" loext:char-shading-value="0" style:font-name-asian="DejaVu Sans Mono" style:font-size-asian="10pt" style:font-name-complex="Liberation Mono" style:font-size-complex="10pt"/>
    </style:style>
    <style:style style:name="T273"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style:style style:name="T372" style:family="text">
      <style:text-properties officeooo:rsid="04108de1"/>
    </style:style>
    <style:style style:name="T373" style:family="text">
      <style:text-properties officeooo:rsid="041545c4"/>
    </style:style>
    <style:style style:name="T374" style:family="text">
      <style:text-properties officeooo:rsid="041636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3"><text:span text:style-name="T297">Version 1.</text:span><text:span text:style-name="T284">4</text:span></text:p>
      <text:h text:style-name="P281" text:outline-level="1"><text:bookmark-start text:name="__RefHeading___Toc5465_3816005984"/>Introduction<text:bookmark-end text:name="__RefHeading___Toc5465_3816005984"/></text:h>
      <text:p text:style-name="P120"><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5">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81"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167"/>
      <text:p text:style-name="P167">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20">&gt;qdl</text:p>
      <text:p text:style-name="P220"/>
      <text:p text:style-name="P169">*****************************************</text:p>
      <text:p text:style-name="Preformatted_20_Text">Welcome to the QDL Workspace</text:p>
      <text:p text:style-name="P169">Version 1.<text:span text:style-name="T370">5</text:span></text:p>
      <text:p text:style-name="P280">Type )help for help.<text:line-break/>*****************************************</text:p>
      <text:p text:style-name="P280"/>
      <text:p text:style-name="P1">The prompt is simply an indent of 4 space<text:span text:style-name="T207">s</text:span>. So try it out by typing the famous program</text:p>
      <text:p text:style-name="Preformatted_20_Text"><text:s text:c="4"/><text:span text:style-name="T208">say('Hello world');</text:span></text:p>
      <text:p text:style-name="P170">Hello world</text:p>
      <text:p text:style-name="P170"/>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167">(If you have some issue or just want to run it directly, you can do so like this:</text:p>
      <text:p text:style-name="Preformatted_20_Text">&gt;cd $QD<text:span text:style-name="T370">L</text:span>_HOME/lib</text:p>
      <text:p text:style-name="P221"><text:soft-page-break/>&gt;java -jar qdl.jar</text:p>
      <text:p text:style-name="P167">and it will start right up.)</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87" text:outline-level="2">Running from the command line</text:h>
      <text:p text:style-name="P165">You may run QDL from the command line, obviously. You do not need a configuration file (though for complex configurations it is a great deal simpler). Command line arguments are of the form <text:span text:style-name="T147"><text:s/></text:span></text:p>
      <text:p text:style-name="P89">-switch [arg]</text:p>
      <text:p text:style-name="P77">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45"/>
      <text:p text:style-name="P166"><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100578656000">
          <table:table-cell table:style-name="commandLineArgs.A1" office:value-type="string">
            <text:p text:style-name="P265">Flag</text:p>
          </table:table-cell>
          <table:table-cell table:style-name="commandLineArgs.A1" office:value-type="string">
            <text:p text:style-name="P265">Toggle?</text:p>
          </table:table-cell>
          <table:table-cell table:style-name="commandLineArgs.C1" office:value-type="string">
            <text:p text:style-name="P265">Description</text:p>
          </table:table-cell>
        </table:table-row>
        <table:table-row table:style-name="TableLine94100599052928">
          <table:table-cell table:style-name="commandLineArgs.A2" office:value-type="string">
            <text:p text:style-name="P264">-<text:span text:style-name="T361">ansi</text:span></text:p>
          </table:table-cell>
          <table:table-cell table:style-name="commandLineArgs.A2" office:value-type="string">
            <text:p text:style-name="P266">Y</text:p>
          </table:table-cell>
          <table:table-cell table:style-name="commandLineArgs.C2" office:value-type="string">
            <text:p text:style-name="P267">Start QDL in ANSI mode</text:p>
          </table:table-cell>
        </table:table-row>
        <table:table-row table:style-name="TableLine94100599060944">
          <table:table-cell table:style-name="commandLineArgs.A2" office:value-type="string">
            <text:p text:style-name="P264">-<text:span text:style-name="T363">boot_script</text:span></text:p>
          </table:table-cell>
          <table:table-cell table:style-name="commandLineArgs.A2" office:value-type="string">
            <text:p text:style-name="P269">N</text:p>
          </table:table-cell>
          <table:table-cell table:style-name="commandLineArgs.C2" office:value-type="string">
            <text:p text:style-name="P270">Path relative to root dir or full path to a script that will be run immediately before the workspace starts. <text:span text:style-name="T364">A boot script could also replace most every argument on the command line too...</text:span></text:p>
          </table:table-cell>
        </table:table-row>
        <text:soft-page-break/>
        <table:table-row table:style-name="TableLine94100599064128">
          <table:table-cell table:style-name="commandLineArgs.A2" office:value-type="string">
            <text:p text:style-name="P264">-<text:span text:style-name="T365">cfg</text:span></text:p>
          </table:table-cell>
          <table:table-cell table:style-name="commandLineArgs.A2" office:value-type="string">
            <text:p text:style-name="P274">N</text:p>
          </table:table-cell>
          <table:table-cell table:style-name="commandLineArgs.C2" office:value-type="string">
            <text:p text:style-name="P275">Path to the configuration file (see -name)</text:p>
          </table:table-cell>
        </table:table-row>
        <table:table-row table:style-name="TableLine94100587231856">
          <table:table-cell table:style-name="commandLineArgs.A2" office:value-type="string">
            <text:p text:style-name="P264">-<text:span text:style-name="T362">debug</text:span></text:p>
          </table:table-cell>
          <table:table-cell table:style-name="commandLineArgs.A2" office:value-type="string">
            <text:p text:style-name="P268">Y</text:p>
          </table:table-cell>
          <table:table-cell table:style-name="commandLineArgs.C2" office:value-type="string">
            <text:p text:style-name="P267">Debug mode (QDL system programmers <text:span text:style-name="T363">only</text:span>)</text:p>
          </table:table-cell>
        </table:table-row>
        <table:table-row table:style-name="TableLine94100587235264">
          <table:table-cell table:style-name="commandLineArgs.A2" office:value-type="string">
            <text:p text:style-name="P264">-<text:span text:style-name="T363">env</text:span></text:p>
          </table:table-cell>
          <table:table-cell table:style-name="commandLineArgs.A2" office:value-type="string">
            <text:p text:style-name="P269">N</text:p>
          </table:table-cell>
          <table:table-cell table:style-name="commandLineArgs.C2" office:value-type="string">
            <text:p text:style-name="P270">Either a file in the root directory or the full path. This file contains the environment variables for the current session. </text:p>
          </table:table-cell>
        </table:table-row>
        <table:table-row table:style-name="TableLine94100587238432">
          <table:table-cell table:style-name="commandLineArgs.A2" office:value-type="string">
            <text:p text:style-name="P264">-<text:span text:style-name="T363">lib_path</text:span></text:p>
          </table:table-cell>
          <table:table-cell table:style-name="commandLineArgs.A2" office:value-type="string">
            <text:p text:style-name="P269">N</text:p>
          </table:table-cell>
          <table:table-cell table:style-name="commandLineArgs.C2" office:value-type="string">
            <text:p text:style-name="P271">Colon separated list of paths to libraries.</text:p>
          </table:table-cell>
        </table:table-row>
        <table:table-row table:style-name="TableLine94100587240704">
          <table:table-cell table:style-name="commandLineArgs.A2" office:value-type="string">
            <text:p text:style-name="P264">-<text:span text:style-name="T362">log</text:span></text:p>
          </table:table-cell>
          <table:table-cell table:style-name="commandLineArgs.A2" office:value-type="string">
            <text:p text:style-name="P268">N</text:p>
          </table:table-cell>
          <table:table-cell table:style-name="commandLineArgs.C2" office:value-type="string">
            <text:p text:style-name="P267">Path to the log file. If a full path, that will be used, if a relative path, it will be resolved against the current root directory. If omitted, then a default log file in the current directory will be used.</text:p>
          </table:table-cell>
        </table:table-row>
        <table:table-row table:style-name="TableLine94100583064432">
          <table:table-cell table:style-name="commandLineArgs.A2" office:value-type="string">
            <text:p text:style-name="P264">-<text:span text:style-name="T372">logo</text:span></text:p>
          </table:table-cell>
          <table:table-cell table:style-name="commandLineArgs.A2" office:value-type="string">
            <text:p text:style-name="P278">N</text:p>
          </table:table-cell>
          <table:table-cell table:style-name="commandLineArgs.C2" office:value-type="string">
            <text:p text:style-name="P279">The logo to use on startup. Options are times, roman, default, os2, small and fraktur. Setting this to none is the same sa -no_banner.</text:p>
          </table:table-cell>
        </table:table-row>
        <table:table-row table:style-name="TableLine94100583072048">
          <table:table-cell table:style-name="commandLineArgs.A2" office:value-type="string">
            <text:p text:style-name="P264">-<text:span text:style-name="T369">macro</text:span></text:p>
          </table:table-cell>
          <table:table-cell table:style-name="commandLineArgs.A2" office:value-type="string">
            <text:p text:style-name="P276">N</text:p>
          </table:table-cell>
          <table:table-cell table:style-name="commandLineArgs.C2" office:value-type="string">
            <text:p text:style-name="P277">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style-name="TableLine94100609778816">
          <table:table-cell table:style-name="commandLineArgs.A2" office:value-type="string">
            <text:p text:style-name="P264">-<text:span text:style-name="T369">module</text:span></text:p>
          </table:table-cell>
          <table:table-cell table:style-name="commandLineArgs.A2" office:value-type="string">
            <text:p text:style-name="P269">N</text:p>
          </table:table-cell>
          <table:table-cell table:style-name="commandLineArgs.C2" office:value-type="string">
            <text:p text:style-name="P270"><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4100609767952">
          <table:table-cell table:style-name="commandLineArgs.A2" office:value-type="string">
            <text:p text:style-name="P272">-module_path</text:p>
          </table:table-cell>
          <table:table-cell table:style-name="commandLineArgs.A2" office:value-type="string">
            <text:p text:style-name="P273">N</text:p>
          </table:table-cell>
          <table:table-cell table:style-name="commandLineArgs.C2" office:value-type="string">
            <text:p text:style-name="P271">Colon separated list of paths to modules</text:p>
          </table:table-cell>
        </table:table-row>
        <table:table-row table:style-name="TableLine94100577623264">
          <table:table-cell table:style-name="commandLineArgs.A2" office:value-type="string">
            <text:p text:style-name="P264">-<text:span text:style-name="T365">name</text:span></text:p>
          </table:table-cell>
          <table:table-cell table:style-name="commandLineArgs.A2" office:value-type="string">
            <text:p text:style-name="P274">N</text:p>
          </table:table-cell>
          <table:table-cell table:style-name="commandLineArgs.C2" office:value-type="string">
            <text:p text:style-name="P275">Name of a configuration in the -cfg file to load.</text:p>
          </table:table-cell>
        </table:table-row>
        <table:table-row table:style-name="TableLine94100543141232">
          <table:table-cell table:style-name="commandLineArgs.A2" office:value-type="string">
            <text:p text:style-name="P264">-<text:span text:style-name="T362">no_</text:span><text:span text:style-name="T363">b</text:span><text:span text:style-name="T362">anner</text:span></text:p>
          </table:table-cell>
          <table:table-cell table:style-name="commandLineArgs.A2" office:value-type="string">
            <text:p text:style-name="P268">Y</text:p>
          </table:table-cell>
          <table:table-cell table:style-name="commandLineArgs.C2" office:value-type="string">
            <text:p text:style-name="P267">Print splash screen on startup</text:p>
          </table:table-cell>
        </table:table-row>
        <table:table-row table:style-name="TableLine94100543141984">
          <table:table-cell table:style-name="commandLineArgs.A2" office:value-type="string">
            <text:p text:style-name="P264">-<text:span text:style-name="T362">qdl_root</text:span></text:p>
          </table:table-cell>
          <table:table-cell table:style-name="commandLineArgs.A2" office:value-type="string">
            <text:p text:style-name="P268">N</text:p>
          </table:table-cell>
          <table:table-cell table:style-name="commandLineArgs.C2" office:value-type="string">
            <text:p text:style-name="P267">The root directory. Note this must be a full path or it will default to the user’s home directory. </text:p>
          </table:table-cell>
        </table:table-row>
        <table:table-row table:style-name="TableLine94100543142944">
          <table:table-cell table:style-name="commandLineArgs.A2" office:value-type="string">
            <text:p text:style-name="P264">-<text:span text:style-name="T362">run</text:span></text:p>
          </table:table-cell>
          <table:table-cell table:style-name="commandLineArgs.A2" office:value-type="string">
            <text:p text:style-name="P268">N</text:p>
          </table:table-cell>
          <table:table-cell table:style-name="commandLineArgs.C2" office:value-type="string">
            <text:p text:style-name="P267">Name of script to run</text:p>
          </table:table-cell>
        </table:table-row>
        <table:table-row table:style-name="TableLine94100543143904">
          <table:table-cell table:style-name="commandLineArgs.A2" office:value-type="string">
            <text:p text:style-name="P264">-<text:span text:style-name="T363">script_path</text:span></text:p>
          </table:table-cell>
          <table:table-cell table:style-name="commandLineArgs.A2" office:value-type="string">
            <text:p text:style-name="P269">N</text:p>
          </table:table-cell>
          <table:table-cell table:style-name="commandLineArgs.C2" office:value-type="string">
            <text:p text:style-name="P271">Colon separated list of paths to scripts.</text:p>
          </table:table-cell>
        </table:table-row>
        <table:table-row table:style-name="TableLine94100543145136">
          <table:table-cell table:style-name="commandLineArgs.A2" office:value-type="string">
            <text:p text:style-name="P264">-<text:span text:style-name="T363">trace</text:span></text:p>
          </table:table-cell>
          <table:table-cell table:style-name="commandLineArgs.A2" office:value-type="string">
            <text:p text:style-name="P269">Y</text:p>
          </table:table-cell>
          <table:table-cell table:style-name="commandLineArgs.C2" office:value-type="string">
            <text:p text:style-name="P270">Very low level system debugging enabled. (QDL systems programmers only)</text:p>
          </table:table-cell>
        </table:table-row>
        <table:table-row table:style-name="TableLine94100543146096">
          <table:table-cell table:style-name="commandLineArgs.A2" office:value-type="string">
            <text:p text:style-name="P264">-<text:span text:style-name="T373">tty</text:span></text:p>
          </table:table-cell>
          <table:table-cell table:style-name="commandLineArgs.A2" office:value-type="string">
            <text:p text:style-name="P316">N</text:p>
          </table:table-cell>
          <table:table-cell table:style-name="commandLineArgs.C2" office:value-type="string">
            <text:p text:style-name="P317">Sets the terminal type. Options are text, ansi (ISO 6429) and swing. <text:span text:style-name="T374">This overrides what is in the configuration file.</text:span></text:p>
          </table:table-cell>
        </table:table-row>
        <table:table-row table:style-name="TableLine94100543146096">
          <table:table-cell table:style-name="commandLineArgs.A2" office:value-type="string">
            <text:p text:style-name="P264">-<text:span text:style-name="T362">v</text:span></text:p>
          </table:table-cell>
          <table:table-cell table:style-name="commandLineArgs.A2" office:value-type="string">
            <text:p text:style-name="P268">Y</text:p>
          </table:table-cell>
          <table:table-cell table:style-name="commandLineArgs.C2" office:value-type="string">
            <text:p text:style-name="P267">Verbose mode. <text:span text:style-name="T364">Makes the workspace chattier.</text:span></text:p>
          </table:table-cell>
        </table:table-row>
        <table:table-row table:style-name="TableLine94100543147056">
          <table:table-cell table:style-name="commandLineArgs.A2" office:value-type="string">
            <text:p text:style-name="P264">-<text:span text:style-name="T363">WS:</text:span><text:span text:style-name="T46">key</text:span></text:p>
          </table:table-cell>
          <table:table-cell table:style-name="commandLineArgs.A2" office:value-type="string">
            <text:p text:style-name="P269">N</text:p>
          </table:table-cell>
          <table:table-cell table:style-name="commandLineArgs.C2" office:value-type="string">
            <text:p text:style-name="P270">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46"/>
      <text:p text:style-name="Heading">E.g. <text:span text:style-name="T365">everything from the command line</text:span></text:p>
      <text:p text:style-name="P186"><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45"/>
      <text:p text:style-name="P251">Would start QDL in ANSI mode, load a custom module, set the root directory for QDL and then set a couple of startup properties.</text:p>
      <text:p text:style-name="Heading">E.g. load everything from a configuration file</text:p>
      <text:p text:style-name="P251"/>
      <text:p text:style-name="Preformatted_20_Text">java -jar qdl.jar -ansi -cfg /path/to/configs/mycfg.xml -name foo</text:p>
      <text:h text:style-name="P288" text:outline-level="2"><text:bookmark-start text:name="__RefHeading___Toc115363_127364881"/><text:soft-page-break/>Running a single script<text:bookmark-end text:name="__RefHeading___Toc115363_127364881"/></text:h>
      <text:p text:style-name="P55">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89"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43">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1135932755" text:style-name="L1">
        <text:list-item>
          <text:p text:style-name="P318">)ws is the command</text:p>
        </text:list-item>
        <text:list-item>
          <text:p text:style-name="P319">save<text:span text:style-name="T53"> is the action</text:span></text:p>
        </text:list-item>
        <text:list-item>
          <text:p text:style-name="P319">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93"><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text:span><text:soft-page-break/><text:span text:style-name="T53">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85"><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22"/>
      <text:p text:style-name="P239"><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25"/>
      <text:p text:style-name="P234">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30"/>
      <text:p text:style-name="P236">An example of how to use this: Let's set two environment variables:</text:p>
      <text:p text:style-name="P223"/>
      <text:p text:style-name="P173">)env set vo voPersonExternalID</text:p>
      <text:p text:style-name="P173">)env set a @accounts.google.com</text:p>
      <text:p text:style-name="Preformatted_20_Text"/>
      <text:p text:style-name="P223"/>
      <text:p text:style-name="P224">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26"/>
      <text:p text:style-name="P227">So you could use this to, for instance, keep typos to a minimum but issuing statements like (assuming <text:span text:style-name="T211">claims.oidc</text:span> has the value 349765)</text:p>
      <text:p text:style-name="P228"/>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28"/>
      <text:p text:style-name="P229"/>
      <text:p text:style-name="P223">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you would need to only change where it is set in the environment and the changes would take place automatically. While fairly trivial to use, it can make a lot of <text:span text:style-name="T205">coding/testing</text:span> considerably easier. </text:p>
      <text:p text:style-name="P223"/>
      <text:p text:style-name="P235">Accessing QDL variables in ) commands</text:p>
      <text:p text:style-name="P232"><text:soft-page-break/></text:p>
      <text:p text:style-name="P247"><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32"/>
      <text:p text:style-name="Preformatted_20_Text"><text:s text:c="2"/>x := '/tmp/foo.qdl'</text:p>
      <text:p text:style-name="Preformatted_20_Text"><text:s text:c="2"/>)b create &gt;x</text:p>
      <text:p text:style-name="Preformatted_20_Text">0| |/tmp/foo.qdl</text:p>
      <text:p text:style-name="Text_20_body"/>
      <text:p text:style-name="P90">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 <text:span text:style-name="T274">resolves to </text:span></text:p>
      <text:p text:style-name="Preformatted_20_Text"><text:s text:c="2"/><text:span text:style-name="T274">)file copy &gt;src_file &gt;target_file</text:span></text:p>
      <text:p text:style-name="Text_20_body"/>
      <text:p text:style-name="P90">Assuming you had environment variables for s (source) and t (target) set appropriately.</text:p>
      <text:p text:style-name="P91">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92"><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31"/>
      <text:h text:style-name="Heading_20_2" text:outline-level="2"><text:bookmark-start text:name="__RefHeading___Toc115365_127364881"/>Repeating the last command <text:span text:style-name="T308">and history</text:span><text:bookmark-end text:name="__RefHeading___Toc115365_127364881"/></text:h>
      <text:p text:style-name="P53">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8"><text:span text:style-name="T314">raise_</text:span><text:span text:style-name="T309">In this case, </text:span><text:span text:style-name="T206">the current date and time are created and then repeated. </text:span></text:p>
      <text:p text:style-name="P118">This is a special case of the history command, <text:span text:style-name="T147">)h </text:span><text:span text:style-name="T159">which operates in two modes</text:span></text:p>
      <text:p text:style-name="P88">)h - <text:span text:style-name="T159">print entire history</text:span></text:p>
      <text:p text:style-name="P88">)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207">5</text:p>
      <text:p text:style-name="Preformatted_20_Text"><text:s text:c="3"/>4+5</text:p>
      <text:p text:style-name="P207">9</text:p>
      <text:p text:style-name="Preformatted_20_Text"><text:s text:c="3"/>)h</text:p>
      <text:p text:style-name="Preformatted_20_Text">0: 4+5</text:p>
      <text:p text:style-name="Preformatted_20_Text"><text:soft-page-break/>1: 2+3</text:p>
      <text:p text:style-name="Preformatted_20_Text"><text:s text:c="3"/>)h 1</text:p>
      <text:p text:style-name="Preformatted_20_Text">5</text:p>
      <text:p text:style-name="P53"/>
      <text:p text:style-name="P163"><text:span text:style-name="T310">Note that </text:span><text:span text:style-name="T154">)r =</text:span><text:span text:style-name="T311"> )h 0</text:span><text:span text:style-name="T313">.</text:span></text:p>
      <text:p text:style-name="P164"><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01"><text:s text:c="2"/>)help online -r .*to.*</text:p>
      <text:p text:style-name="P201">Help is available for the following topics:</text:p>
      <text:p text:style-name="P202">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50">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50"/>
      <text:p text:style-name="P219"><text:span text:style-name="T272"><text:s/></text:span><text:s text:c="3"/>)r -w <text:span text:style-name="T359">55</text:span></text:p>
      <text:p text:style-name="P217"><text:bookmark-start text:name="__DdeLink__5792_1880679154"/>Help is available for the following<text:bookmark-end text:name="__DdeLink__5792_1880679154"/> topics:</text:p>
      <text:p text:style-name="P217">autosave_interval <text:s text:c="4"/>to_json <text:s text:c="14"/>tokenize <text:s text:c="13"/></text:p>
      <text:p text:style-name="P217">autosave_messages_on <text:s/>to_lower <text:s text:c="13"/></text:p>
      <text:p text:style-name="P217">autosave_on <text:s text:c="10"/>to_number <text:s text:c="12"/></text:p>
      <text:p text:style-name="P217">detokenize <text:s text:c="11"/>to_string <text:s text:c="12"/></text:p>
      <text:p text:style-name="P217">external_editor <text:s text:c="6"/>to_upper <text:s text:c="13"/></text:p>
      <text:p text:style-name="P218">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8">For the following commands</text:p>
      <text:list xml:id="list1241087285" text:style-name="L2">
        <text:list-item>
          <text:p text:style-name="P320">)funcs</text:p>
        </text:list-item>
        <text:list-item>
          <text:p text:style-name="P320">)vars</text:p>
        </text:list-item>
        <text:list-item>
          <text:p text:style-name="P320">)modules</text:p>
        </text:list-item>
        <text:list-item>
          <text:p text:style-name="P323">)help online</text:p>
        </text:list-item>
      </text:list>
      <text:p text:style-name="P58">Each allows for various formatting switches when listing. These are</text:p>
      <text:list xml:id="list2566754064" text:style-name="L3">
        <text:list-item>
          <text:p text:style-name="P321">-r <text:span text:style-name="T3">regex­ = </text:span><text:span text:style-name="T53">apply the regex to each element of the output for matching</text:span></text:p>
        </text:list-item>
        <text:list-item>
          <text:p text:style-name="P324">-cols = list in columnar formatting</text:p>
        </text:list-item>
        <text:list-item>
          <text:p text:style-name="P321"><text:span text:style-name="T53">-w </text:span><text:span text:style-name="T3">int</text:span><text:span text:style-name="T53"> set the max display width. Note that -cols overrides this</text:span></text:p>
        </text:list-item>
        <text:list-item>
          <text:p text:style-name="P322"><text:span text:style-name="T53">-</text:span><text:span text:style-name="T64">compact = show namespaces as lists, </text:span><text:span text:style-name="T65">so rather than a#q and b#q you'd see [a,b]#q.</text:span></text:p>
        </text:list-item>
        <text:list-item>
          <text:p text:style-name="P322"><text:soft-page-break/><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6"><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208"><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9"><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9">to_boolean([1])</text:p>
      <text:p text:style-name="P209">to_json([1, 2, 3])</text:p>
      <text:p text:style-name="P209">to_lower([1])</text:p>
      <text:p text:style-name="P209">to_number([1])</text:p>
      <text:p text:style-name="P209">to_set([1])</text:p>
      <text:p text:style-name="P209">to_string([1, 2])</text:p>
      <text:p text:style-name="P209">to_upper([1])</text:p>
      <text:p text:style-name="P209">to_uri([1])</text:p>
      <text:p text:style-name="P209">8 total functions</text:p>
      <text:p text:style-name="P22"/>
      <text:p text:style-name="P61"><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168"><text:span text:style-name="T66">T</text:span><text:span text:style-name="T53">o list the functions in a module that has been imported, use </text:span></text:p>
      <text:p text:style-name="Preformatted_20_Text"><text:span text:style-name="T53">)funcs list </text:span><text:span text:style-name="T3">module_name</text:span></text:p>
      <text:p text:style-name="P23"/>
      <text:p text:style-name="P23">Just list the <text:span text:style-name="T333">user defined </text:span>functions:</text:p>
      <text:p text:style-name="P23"><text:soft-page-break/></text:p>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60">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2">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2" text:outline-level="1"/>
      <text:h text:style-name="P283" text:outline-level="1"><text:bookmark-start text:name="__RefHeading___Toc115371_127364881"/>External Libraries<text:bookmark-end text:name="__RefHeading___Toc115371_127364881"/></text:h>
      <text:p text:style-name="P117"><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06">5</text:p>
      <text:p text:style-name="P42"/>
      <text:p text:style-name="P42">This is entirely equivalent to issuing </text:p>
      <text:p text:style-name="Preformatted_20_Text"><text:s text:c="3"/>script_run(qdl_ex + '<text:span text:style-name="T306">my_</text:span>sqrt.qdl', 5)</text:p>
      <text:p text:style-name="Text_20_body"/>
      <text:p text:style-name="P138"><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8"><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text:soft-page-break/>Buffers</text:h>
      <text:p text:style-name="P136"><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6"><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1522145780" text:style-name="L4">
        <text:list-item>
          <text:p text:style-name="P325">editing in the currently active editor</text:p>
        </text:list-item>
        <text:list-item>
          <text:p text:style-name="P325">CRUD (create, read, update and delete)</text:p>
        </text:list-item>
        <text:list-item>
          <text:p text:style-name="P325">check syntax (QDL syntax that is)</text:p>
        </text:list-item>
        <text:list-item>
          <text:p text:style-name="P325">linking to another buffer.</text:p>
        </text:list-item>
      </text:list>
      <text:h text:style-name="P290" text:outline-level="2">Major uses of buffers</text:h>
      <text:list xml:id="list830320919" text:style-name="L5">
        <text:list-item>
          <text:p text:style-name="P326">Editing <text:span text:style-name="T346">code in an external editor. It’s easy to use your favorite editor with QDL. </text:span></text:p>
        </text:list-item>
        <text:list-item>
          <text:p text:style-name="P328">Running blocks and snippets of code for debugging or just convenience</text:p>
        </text:list-item>
        <text:list-item>
          <text:p text:style-name="P327"><text:s/><text:span text:style-name="T346">Editing code that lives in a virtual file system. Most off the shelf editors have zero concept of QDL’s VFS, so something has to be done to allow working with them.</text:span></text:p>
        </text:list-item>
        <text:list-item>
          <text:p text:style-name="P328">Checking syntax of the buffer.</text:p>
        </text:list-item>
      </text:list>
      <text:h text:style-name="Heading_20_2" text:outline-level="2"><text:span text:style-name="T99">B</text:span><text:span text:style-name="T53">asic types</text:span></text:h>
      <text:h text:style-name="Heading_20_3" text:outline-level="3">In-memory. </text:h>
      <text:p text:style-name="P139"><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6"><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42"><text:soft-page-break/><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Link</text:h>
      <text:p text:style-name="P141"><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40"><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95" text:outline-level="3"><text:bookmark-start text:name="__RefHeading___Toc115373_127364881"/>Lifecycle of a buffer.<text:bookmark-end text:name="__RefHeading___Toc115373_127364881"/></text:h>
      <text:p text:style-name="P144">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96" text:outline-level="3"><text:bookmark-start text:name="__RefHeading___Toc115375_127364881"/>Reasons for <text:span text:style-name="T299">using </text:span>buffers<text:bookmark-end text:name="__RefHeading___Toc115375_127364881"/></text:h>
      <text:p text:style-name="P137">At first glance it seems that this is just an extra hoop to jump through to edit files. Why not just invoke <text:span text:style-name="T218">)file <text:s/>➞ edit</text:span><text:span text:style-name="T159">? The main reasons are</text:span></text:p>
      <text:list xml:id="list3752506598" text:style-name="L6">
        <text:list-item>
          <text:p text:style-name="P329"><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30"><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29"><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6"/>
      <text:h text:style-name="P284" text:outline-level="1"><text:soft-page-break/>Editing files and objects in QDL</text:h>
      <text:p text:style-name="P113">There are several ways to do this. <text:span text:style-name="T346">Read the section on </text:span></text:p>
      <text:list xml:id="list2426927116" text:style-name="L7">
        <text:list-item>
          <text:p text:style-name="P333">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34">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35">To edit a file, issue <text:span text:style-name="T211">)file ➔ edit ➔ </text:span><text:span text:style-name="T234">path</text:span><text:span text:style-name="T3"> </text:span></text:p>
        </text:list-item>
        <text:list-item>
          <text:p text:style-name="P332">To edit a <text:span text:style-name="T349">variable </text:span><text:span text:style-name="T217">)vars ➔ edit ➔ </text:span><text:span text:style-name="T235">var_name</text:span><text:span text:style-name="T39"> </text:span></text:p>
        </text:list-item>
        <text:list-item>
          <text:p text:style-name="P331"><text:span text:style-name="T103">To edit a function, </text:span><text:span text:style-name="T233">)funcs ➔ edit ➔ </text:span><text:span text:style-name="T235">func_name arg_count </text:span></text:p>
        </text:list-item>
        <text:list-item>
          <text:p text:style-name="P332"><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5"><text:span text:style-name="T163">S</text:span><text:span text:style-name="T159">ee the entries for each of the specific types of editing. Some of them have extra parameters (such as editing variables as text blobs). </text:span></text:p>
      <text:h text:style-name="P285" text:outline-level="1"><text:bookmark-start text:name="__RefHeading___Toc5471_3816005984"/>Command reference<text:bookmark-end text:name="__RefHeading___Toc5471_3816005984"/></text:h>
      <text:h text:style-name="P291" text:outline-level="2"><text:bookmark-start text:name="__RefHeading___Toc5473_3816005984"/>)buffer<text:bookmark-end text:name="__RefHeading___Toc5473_3816005984"/></text:h>
      <text:p text:style-name="P153">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97" text:outline-level="3">check # | alias</text:h>
      <text:p text:style-name="P153">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4">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61">Example<text:span text:style-name="T353">s</text:span></text:p>
      <text:p text:style-name="P156">1. Most basic creation of a buffer</text:p>
      <text:p text:style-name="P213"><text:span text:style-name="T270"><text:s text:c="2"/>)b create foo /</text:span><text:span text:style-name="T271">home/jeff/dev</text:span><text:span text:style-name="T270">/my_file.qdl</text:span></text:p>
      <text:p text:style-name="P214"><text:span text:style-name="T270">0| |foo: /</text:span><text:span text:style-name="T271">home/jeff/dev/</text:span><text:span text:style-name="T270">my_file.qdl</text:span></text:p>
      <text:p text:style-name="P156"/>
      <text:p text:style-name="P156">2. Create an in memory only buffer</text:p>
      <text:p text:style-name="P199"><text:s text:c="2"/>)b create init -m</text:p>
      <text:p text:style-name="P199"><text:soft-page-break/>1|m|init: init</text:p>
      <text:p text:style-name="P155"/>
      <text:p text:style-name="P156">This creates a buffer named init. Note that the handle here, 1 was created. The response is read</text:p>
      <text:p text:style-name="P156">handle | save status <text:s/>| alias</text:p>
      <text:p text:style-name="P162">save status is one of </text:p>
      <text:list xml:id="list3216317146" text:style-name="L8">
        <text:list-item>
          <text:p text:style-name="P336">m – in memory only</text:p>
        </text:list-item>
        <text:list-item>
          <text:p text:style-name="P336">* – file that has pending changes in the ws. If you write the buffer, this goes away</text:p>
        </text:list-item>
        <text:list-item>
          <text:p text:style-name="P336">? – link whose status (of the target) cannot be determined because QDL does not manage it.</text:p>
        </text:list-item>
      </text:list>
      <text:p text:style-name="P155"><text:span text:style-name="T353">3. </text:span>Create a buffer in the default path <text:span text:style-name="T353">using the alias as the name</text:span>. Set the path first <text:span text:style-name="T353">so that the file can be created</text:span></text:p>
      <text:p text:style-name="P200"><text:s text:c="2"/>)b path /tmp</text:p>
      <text:p text:style-name="Preformatted_20_Text"><text:span text:style-name="T269">new default buffer save path is "/tmp", was </text:span><text:span text:style-name="T270">null</text:span></text:p>
      <text:p text:style-name="Preformatted_20_Text"><text:span text:style-name="T269"><text:s text:c="2"/>)b create foo</text:span><text:span text:style-name="T270">3</text:span></text:p>
      <text:p text:style-name="Preformatted_20_Text"><text:span text:style-name="T270">2</text:span><text:span text:style-name="T269">| |foo</text:span><text:span text:style-name="T270">3</text:span></text:p>
      <text:p text:style-name="P155"/>
      <text:p text:style-name="P155">Note that this creates a new file and just uses the relative path. </text:p>
      <text:p text:style-name="P156">4. List the buffers we just created</text:p>
      <text:p text:style-name="Preformatted_20_Text"><text:s text:c="2"/>)b</text:p>
      <text:p text:style-name="P216">0| |foo: <text:span text:style-name="T270">/</text:span><text:span text:style-name="T271">home/jeff/dev</text:span><text:span text:style-name="T270">/my_file.qdl</text:span></text:p>
      <text:p text:style-name="P215">1|m|init: init</text:p>
      <text:p text:style-name="P215">2| |foo3: /tmp/foo3</text:p>
      <text:p text:style-name="P215">there are 3 active buffers.</text:p>
      <text:p text:style-name="P157"/>
      <text:p text:style-name="P157">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8"><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9"><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61"><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22"><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6"><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83">6|?|<text:span text:style-name="T358">ligo: </text:span>vfs#/mysql/scripts/ligo/init.qdl --&gt; /tmp/init.qdl</text:p>
      <text:p text:style-name="P122"><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22"/>
      <text:p text:style-name="P122"><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7"/>
      <text:p text:style-name="P123"><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7"/>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text:soft-page-break/>list, ls<text:bookmark-end text:name="__RefHeading___Toc115387_127364881"/></text:h>
      <text:p text:style-name="P68">List all buffers, along with information about them.</text:p>
      <text:p text:style-name="P252">Example</text:p>
      <text:p text:style-name="P68">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62"/>
      <text:p text:style-name="P68">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98" text:outline-level="3">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299" text:outline-level="3">reload index | name</text:h>
      <text:p text:style-name="P121">Reload the buffer from storage. <text:s/>No effect if it is memory only.</text:p>
      <text:h text:style-name="P300" text:outline-level="3">reset</text:h>
      <text:p text:style-name="P160"><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9">Run buffer number 1 (with name <text:span text:style-name="T3">bar</text:span>). All of these are the same</text:p>
      <text:p text:style-name="Preformatted_20_Text"><text:soft-page-break/><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9"><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84">say('Hello world');</text:p>
      <text:p text:style-name="P70"><text:line-break/>Shows the content of buffer 3, which in this case is a famous program.</text:p>
      <text:h text:style-name="Heading_20_3" text:outline-level="3"><text:bookmark-start text:name="__RefHeading___Toc115393_127364881"/>write, save <text:span text:style-name="T283">handle </text:span><text:span text:style-name="T16">| </text:span><text:span text:style-name="T283">alias {path}</text:span><text:bookmark-end text:name="__RefHeading___Toc115393_127364881"/></text:h>
      <text:p text:style-name="P71"><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71"><text:s text:c="4"/>)clear</text:p>
      <text:p text:style-name="P172">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soft-page-break/><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5"/>
      <text:h text:style-name="P292"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7"><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60">An aside</text:p>
      <text:p text:style-name="P148">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8">since sometimes being able to run an editor for a quick fix (e.g. on a newly configured server that has no editor available) is useful.</text:p>
      <text:h text:style-name="P301" text:outline-level="3">handle</text:h>
      <text:p text:style-name="P151">If you just supply a buffer handle (like 0 or 2 – just an integer), then the buffer editor will be invoked on that handle. <text:s/>You cannot use an alias here.</text:p>
      <text:p text:style-name="Preformatted_20_Text"><text:s text:c="3"/>)b create temp -m</text:p>
      <text:p text:style-name="P212">0| |m|temp</text:p>
      <text:p text:style-name="Preformatted_20_Text"><text:s text:c="3"/>) edit 0</text:p>
      <text:p text:style-name="P152"/>
      <text:p text:style-name="P152"><text:soft-page-break/>And en editor should start at this point.</text:p>
      <text:h text:style-name="P302" text:outline-level="3">add <text:span text:style-name="T3">name </text:span><text:span text:style-name="T104">[-clear_screen] </text:span><text:span text:style-name="T53">path</text:span></text:h>
      <text:p text:style-name="P149">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50"><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7">Configuring editors can be complex. This facility just lets you do some quick on the fly setup (which is usually more than sufficient). If you need more, consider adding an editor configuration to you configuration file.</text:p>
      <text:h text:style-name="P303" text:outline-level="3">list</text:h>
      <text:p text:style-name="P146">List the currently active editors. </text:p>
      <text:h text:style-name="P304" text:outline-level="3">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88">We could supply the value of </text:span><text:span text:style-name="T5">list</text:span><text:span text:style-name="T55"> but don't since it is optional.</text:span></text:p>
      <text:p text:style-name="P174"><text:s text:c="2"/>)env</text:p>
      <text:p text:style-name="P174">Current environment variables:</text:p>
      <text:p text:style-name="P174">{</text:p>
      <text:p text:style-name="P174"><text:s/><text:span text:style-name="T187">qdl_root=/home/bob/apps/qdl</text:span></text:p>
      <text:p text:style-name="P174"><text:s/>arf=abc d goldfish </text:p>
      <text:p text:style-name="P174"><text:s/>a=armstrong(600); </text:p>
      <text:p text:style-name="P174"><text:s/>d=load_module('/tmp/boot.qdl'); </text:p>
      <text:p text:style-name="P174"><text:s/>foo=12345 </text:p>
      <text:p text:style-name="P174">}</text:p>
      <text:h text:style-name="P293" text:outline-level="2"><text:bookmark-start text:name="__RefHeading___Toc115395_127364881"/>)file<text:bookmark-end text:name="__RefHeading___Toc115395_127364881"/></text:h>
      <text:p text:style-name="P72">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05" text:outline-level="3"><text:bookmark-start text:name="__RefHeading___Toc115403_127364881"/>edit filename<text:bookmark-end text:name="__RefHeading___Toc115403_127364881"/></text:h>
      <text:p text:style-name="P114">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3">List all information about curre<text:span text:style-name="T252">n</text:span>tly installed VFS's.</text:p>
      <text:p text:style-name="Heading">Example</text:p>
      <text:p text:style-name="P176"><text:s text:c="2"/>)file vfs</text:p>
      <text:p text:style-name="P176">Installed virtual file systems</text:p>
      <text:p text:style-name="P176"><text:s text:c="2"/>type:mysql <text:s text:c="7"/>access:rw <text:s/>scheme: vfs <text:s text:c="2"/>mount point:/mysql/ <text:s text:c="3"/>current dir:(none) <text:s text:c="8"/></text:p>
      <text:p text:style-name="P176"><text:s text:c="2"/>type:zip <text:s text:c="9"/>access:r <text:s text:c="2"/>scheme: vfs <text:s text:c="2"/>mount point:/zip/ <text:s text:c="5"/>current dir:(none) <text:s text:c="8"/></text:p>
      <text:p text:style-name="P176"><text:s text:c="2"/>type:memory <text:s text:c="6"/><text:span text:style-name="T252">a</text:span>ccess:rw <text:s/>scheme: vfs <text:s text:c="2"/>mount point:/ramdisk/ <text:s/>current dir:(none) <text:s text:c="8"/></text:p>
      <text:p text:style-name="P176"><text:s text:c="2"/>type:pass_through access:rw <text:s/>scheme: vfs <text:s text:c="2"/>mount point:/pt/ <text:s text:c="6"/>current dir:(none) </text:p>
      <text:p text:style-name="Text_20_body"><text:soft-page-break/><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4">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06" text:outline-level="3"><text:bookmark-start text:name="__RefHeading___Toc115411_127364881"/>edit func_name arg_count<text:bookmark-end text:name="__RefHeading___Toc115411_127364881"/></text:h>
      <text:p text:style-name="P112">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203">edit&gt;</text:p>
      <text:p text:style-name="Text_20_body"/>
      <text:p text:style-name="P112">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3">list all of the current functions in your workspace <text:span text:style-name="T240">See the note above for command line switches that apply to this action.</text:span></text:p>
      <text:p text:style-name="P54">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81"><text:s text:c="4"/>define[foo(x)]body[return(x-2);];</text:p>
      <text:p text:style-name="Text_20_body"/>
      <text:p text:style-name="P54">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4"><text:soft-page-break/>(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82">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82"><text:s text:c="4"/>)funcs list fo.*</text:p>
      <text:p text:style-name="P182">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75"><text:s text:c="2"/>)funcs help armstrong 1</text:p>
      <text:p text:style-name="P175">An Armstrong number is a 3 digit number that is equal to the sum of its cubed digits. This computes them for 100 &lt; n &lt; 1000.</text:p>
      <text:p text:style-name="P175"><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51">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2">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2"/>
      <text:p text:style-name="P178"><text:s text:c="2"/>)funcs system -<text:span text:style-name="T242">w</text:span> 80</text:p>
      <text:p text:style-name="P179">abs() <text:s text:c="14"/>from_json() <text:s text:c="8"/>log() <text:s text:c="14"/>set_default() <text:s text:c="6"/>vfs_unmount() <text:s text:c="6"/></text:p>
      <text:p text:style-name="P179">box() <text:s text:c="14"/>from_uri() <text:s text:c="9"/>mask() <text:s text:c="13"/>shuffle() <text:s text:c="10"/></text:p>
      <text:p text:style-name="P179"><text:soft-page-break/>break() <text:s text:c="12"/>halt() <text:s text:c="13"/>mod() <text:s text:c="14"/>size() <text:s text:c="13"/></text:p>
      <text:p text:style-name="P179">check_after() <text:s text:c="6"/>has_keys() <text:s text:c="9"/>module_import() <text:s text:c="4"/>substring() <text:s text:c="8"/></text:p>
      <text:p text:style-name="P179">common_keys() <text:s text:c="6"/>has_value() <text:s text:c="8"/>module_load() <text:s text:c="6"/>to_hex() <text:s text:c="11"/></text:p>
      <text:p text:style-name="P179">constants() <text:s text:c="8"/>hash() <text:s text:c="13"/>numeric_digits() <text:s text:c="3"/>to_json() <text:s text:c="10"/></text:p>
      <text:p text:style-name="P179">contains() <text:s text:c="9"/>include_keys() <text:s text:c="5"/>os_env() <text:s text:c="11"/>to_list() <text:s text:c="10"/></text:p>
      <text:p text:style-name="P179">continue() <text:s text:c="9"/>index_of() <text:s text:c="9"/>print() <text:s text:c="12"/>to_lower() <text:s text:c="9"/></text:p>
      <text:p text:style-name="P179">date_iso() <text:s text:c="9"/>indices() <text:s text:c="10"/>raise_error() <text:s text:c="6"/>to_number() <text:s text:c="8"/></text:p>
      <text:p text:style-name="P179">date_ms() <text:s text:c="10"/>info() <text:s text:c="13"/>random() <text:s text:c="11"/>to_string() <text:s text:c="8"/></text:p>
      <text:p text:style-name="P179">debug() <text:s text:c="12"/>insert() <text:s text:c="11"/>random_string() <text:s text:c="4"/>to_upper() <text:s text:c="9"/></text:p>
      <text:p text:style-name="P179">decode_b64() <text:s text:c="7"/>is_defined() <text:s text:c="7"/>remove() <text:s text:c="11"/>to_uri() <text:s text:c="11"/></text:p>
      <text:p text:style-name="P179">detokenize() <text:s text:c="7"/>is_function() <text:s text:c="6"/>rename_keys() <text:s text:c="6"/>tokenize() <text:s text:c="9"/></text:p>
      <text:p text:style-name="P179">dir() <text:s text:c="14"/>is_list() <text:s text:c="10"/>replace() <text:s text:c="10"/>trim() <text:s text:c="13"/></text:p>
      <text:p text:style-name="P179">encode_b64() <text:s text:c="7"/>keys() <text:s text:c="13"/>return() <text:s text:c="11"/>unbox() <text:s text:c="12"/></text:p>
      <text:p text:style-name="P179">exclude_keys() <text:s text:c="5"/>list_append() <text:s text:c="6"/>say() <text:s text:c="14"/>union() <text:s text:c="12"/></text:p>
      <text:p text:style-name="P179">file_read() <text:s text:c="8"/>list_copy() <text:s text:c="8"/>scan() <text:s text:c="13"/>unique() <text:s text:c="11"/></text:p>
      <text:p text:style-name="P179">file_write() <text:s text:c="7"/>list_insert_at() <text:s text:c="3"/>script_args() <text:s text:c="6"/>var_type() <text:s text:c="9"/></text:p>
      <text:p text:style-name="P179">for_keys() <text:s text:c="9"/>list_keys() <text:s text:c="8"/>script_load() <text:s text:c="6"/>vdecode() <text:s text:c="10"/></text:p>
      <text:p text:style-name="P179">for_next() <text:s text:c="9"/>list_starts_with() <text:s/>script_path() <text:s text:c="6"/>vencode() <text:s text:c="10"/></text:p>
      <text:p text:style-name="P179">from_hex() <text:s text:c="9"/>list_subset() <text:s text:c="6"/>script_run() <text:s text:c="7"/>vfs_mount() <text:s text:c="7"/></text:p>
      <text:p text:style-name="Text_20_body"/>
      <text:p text:style-name="P56">And just to show what all the fully qualified names look like</text:p>
      <text:p text:style-name="P177"><text:s/>)funcs system -fq -<text:span text:style-name="T242">w </text:span>80</text:p>
      <text:p text:style-name="P189">io#dir() <text:s text:c="16"/>stem#is_list() <text:s text:c="10"/>sys#from_uri() <text:s text:c="10"/>sys#vencode() <text:s text:c="11"/></text:p>
      <text:p text:style-name="P189">io#file_write() <text:s text:c="9"/>stem#keys() <text:s text:c="13"/>sys#halt() <text:s text:c="14"/></text:p>
      <text:p text:style-name="P189">io#mount() <text:s text:c="14"/>stem#list_append() <text:s text:c="6"/>sys#index_of() <text:s text:c="10"/></text:p>
      <text:p text:style-name="P189">io#print() <text:s text:c="14"/>stem#list_copy() <text:s text:c="8"/>sys#info() <text:s text:c="14"/></text:p>
      <text:p text:style-name="P189">io#read() <text:s text:c="15"/>stem#list_insert_at() <text:s text:c="3"/>sys#insert() <text:s text:c="12"/></text:p>
      <text:p text:style-name="P189">io#say() <text:s text:c="16"/>stem#list_keys() <text:s text:c="8"/>sys#is_defined() <text:s text:c="8"/></text:p>
      <text:p text:style-name="P189">io#scan() <text:s text:c="15"/>stem#list_starts_with() <text:s/>sys#is_function() <text:s text:c="7"/></text:p>
      <text:p text:style-name="P189">io#unmount() <text:s text:c="12"/>stem#list_subset() <text:s text:c="6"/>sys#log() <text:s text:c="15"/></text:p>
      <text:p text:style-name="P189">math#abs() <text:s text:c="14"/>stem#mask() <text:s text:c="13"/>sys#module_import() <text:s text:c="5"/></text:p>
      <text:p text:style-name="P189">math#date_iso() <text:s text:c="9"/>stem#remove() <text:s text:c="11"/>sys#module_load() <text:s text:c="7"/></text:p>
      <text:p text:style-name="P189">math#date_ms() <text:s text:c="10"/>stem#rename_keys() <text:s text:c="6"/>sys#os_env() <text:s text:c="12"/></text:p>
      <text:p text:style-name="P189">math#decode_b64() <text:s text:c="7"/>stem#set_default() <text:s text:c="6"/>sys#raise_error() <text:s text:c="7"/></text:p>
      <text:p text:style-name="P189">math#encode_b64() <text:s text:c="7"/>stem#shuffle() <text:s text:c="10"/>sys#replace() <text:s text:c="11"/></text:p>
      <text:p text:style-name="P189">math#from_hex() <text:s text:c="9"/>stem#size() <text:s text:c="13"/>sys#return() <text:s text:c="12"/></text:p>
      <text:p text:style-name="P189">math#hash() <text:s text:c="13"/>stem#to_json() <text:s text:c="10"/>sys#script_args() <text:s text:c="7"/></text:p>
      <text:p text:style-name="P189">math#mod() <text:s text:c="14"/>stem#to_list() <text:s text:c="10"/>sys#script_load() <text:s text:c="7"/></text:p>
      <text:p text:style-name="P189">math#numeric_digits() <text:s text:c="3"/>stem#unbox() <text:s text:c="12"/>sys#script_path() <text:s text:c="7"/></text:p>
      <text:p text:style-name="P189">math#random() <text:s text:c="11"/>stem#union() <text:s text:c="12"/>sys#script_run() <text:s text:c="8"/></text:p>
      <text:p text:style-name="P189">math#random_string() <text:s text:c="4"/>stem#unique() <text:s text:c="11"/>sys#substring() <text:s text:c="9"/></text:p>
      <text:p text:style-name="P189">math#to_hex() <text:s text:c="11"/>sys#break() <text:s text:c="13"/>sys#to_lower() <text:s text:c="10"/></text:p>
      <text:p text:style-name="P189">stem#box() <text:s text:c="14"/>sys#check_after() <text:s text:c="7"/>sys#to_number() <text:s text:c="9"/></text:p>
      <text:p text:style-name="P189">stem#common_keys() <text:s text:c="6"/>sys#constants() <text:s text:c="9"/>sys#to_string() <text:s text:c="9"/></text:p>
      <text:p text:style-name="P189">stem#exclude_keys() <text:s text:c="5"/>sys#contains() <text:s text:c="10"/>sys#to_upper() <text:s text:c="10"/></text:p>
      <text:p text:style-name="P189">stem#from_json() <text:s text:c="8"/>sys#continue() <text:s text:c="10"/>sys#to_uri() <text:s text:c="12"/></text:p>
      <text:p text:style-name="P189">stem#has_keys() <text:s text:c="9"/>sys#debug() <text:s text:c="13"/>sys#tokenize() <text:s text:c="10"/></text:p>
      <text:p text:style-name="P189">stem#has_value() <text:s text:c="8"/>sys#detokenize() <text:s text:c="8"/>sys#trim() <text:s text:c="14"/></text:p>
      <text:p text:style-name="P189">stem#include_keys() <text:s text:c="5"/>sys#for_keys() <text:s text:c="10"/>sys#var_type() <text:s text:c="10"/></text:p>
      <text:p text:style-name="P189">stem#indices() <text:s text:c="10"/>sys#for_next() <text:s text:c="10"/>sys#vdecode() <text:s text:c="11"/></text:p>
      <text:p text:style-name="P57">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9"><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8">Prints out the first line of help for all user defined functions, if any.</text:p>
      <text:h text:style-name="Heading_20_3" text:outline-level="3"><text:soft-page-break/>The online reference manual</text:h>
      <text:p text:style-name="P131">A reference manual for many common topics is included. To see all topics issue</text:p>
      <text:p text:style-name="P190">)help <text:span text:style-name="T320">online</text:span></text:p>
      <text:p text:style-name="P190">! (¬) <text:s text:c="4"/>cos <text:s text:c="6"/>intrinsic <text:s text:c="3"/>script_args <text:s text:c="4"/>~| (≁) <text:s text:c="19"/></text:p>
      <text:p text:style-name="P190">!= (≠) <text:s text:c="3"/>cosh <text:s text:c="5"/>is_defined <text:s text:c="2"/>script_load <text:s text:c="4"/>∈ <text:s text:c="24"/></text:p>
      <text:p text:style-name="P191">% (∆) <text:s text:c="4"/>date_iso <text:s/>is_function <text:s/>script_path <text:s text:c="4"/>∉</text:p>
      <text:p text:style-name="P180"><text:span text:style-name="T339">(oodles more)</text:span><text:span text:style-name="T338"> <text:s text:c="5"/></text:span><text:s text:c="19"/></text:p>
      <text:p text:style-name="P132"/>
      <text:p text:style-name="P131">This is alphabetized. Entries are either the name of the topic or, if it is an operator, </text:p>
      <text:p text:style-name="P131">ASCII (Unicode)</text:p>
      <text:p text:style-name="P131">E.g.</text:p>
      <text:p text:style-name="P191">! (¬)</text:p>
      <text:p text:style-name="Text_20_body"/>
      <text:p text:style-name="P133"><text:span text:style-name="T337">Which means that the symbol ! may be replaced with </text:span>¬. <text:span text:style-name="T337">To access the help for a topic, issue</text:span></text:p>
      <text:p text:style-name="Preformatted_20_Text">)help <text:span text:style-name="T30">topic</text:span></text:p>
      <text:p text:style-name="P78"/>
      <text:p text:style-name="P131">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31">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8"/>
      <text:p text:style-name="P134">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4"><text:span text:style-name="T53">will show for example </text:span><text:span text:style-name="T97">(using the unicode symbol for intersection, just to illustrate the point).</text:span></text:p>
      <text:p text:style-name="P210"><text:s text:c="2"/>)help ∩ -ex</text:p>
      <text:p text:style-name="Preformatted_20_Text"><text:s text:c="4"/>{0,2,3,5} /\ {4,2,1,0}</text:p>
      <text:p text:style-name="Preformatted_20_Text">{0,2}</text:p>
      <text:p text:style-name="P78"/>
      <text:p text:style-name="P134"><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07" text:outline-level="3">Listing all system functions</text:h>
      <text:p text:style-name="P135">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11">(more)</text:p>
      <text:p text:style-name="Text_20_body"/>
      <text:p text:style-name="P135">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4">This works very similar to the reference manual. You may query help based on the argument count:</text:p>
      <text:p text:style-name="P186">)help user_function arg_count</text:p>
      <text:p text:style-name="P29"/>
      <text:p text:style-name="P78"><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94" text:outline-level="2"><text:bookmark-start text:name="__RefHeading___Toc115413_127364881"/>)si<text:bookmark-end text:name="__RefHeading___Toc115413_127364881"/></text:h>
      <text:p text:style-name="P81">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2"><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5">Create a buffer</text:p>
      <text:p text:style-name="P192"><text:s text:c="3"/>)b create /home/<text:span text:style-name="T261">jeff/qdl</text:span>/examples/halt_test.qdl</text:p>
      <text:p text:style-name="P192">0| |/home/<text:span text:style-name="T261">jeff/qdl</text:span>/examples/halt_test.qdl</text:p>
      <text:p text:style-name="P85"><text:line-break/><text:span text:style-name="T261">This sample has multiple halt statement in it. trying to invoke it in the main workspace fails:</text:span></text:p>
      <text:p text:style-name="P192"><text:s text:c="2"/>) 0</text:p>
      <text:p text:style-name="P192">starting halt test</text:p>
      <text:p text:style-name="P192">sorry, you cannot halt the main workspace Consider starting a separate process.</text:p>
      <text:p text:style-name="P85"><text:soft-page-break/></text:p>
      <text:p text:style-name="P83">List the current state indicator. This is all the currently running processes in QDL.</text:p>
      <text:p text:style-name="P192"><text:s text:c="2"/>)si list</text:p>
      <text:p text:style-name="P192">pid | active | <text:span text:style-name="T264">stmt</text:span> <text:s/>| time <text:s text:c="26"/>| size <text:s/>| <text:s/>message</text:p>
      <text:p text:style-name="P192">0 <text:s text:c="2"/>| <text:s text:c="2"/>* <text:s text:c="3"/>| <text:s text:c="6"/>| Mon Oct 26 16:15:20 CDT 2020 <text:s text:c="2"/>| 2965 <text:s/>| system</text:p>
      <text:p text:style-name="P85"/>
      <text:p text:style-name="P83">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92"><text:s text:c="2"/>) 0 &amp;</text:p>
      <text:p text:style-name="P192">starting halt test</text:p>
      <text:p text:style-name="P192">1<text:span text:style-name="T263">01</text:span></text:p>
      <text:p text:style-name="P85"/>
      <text:p text:style-name="P83">What this does is start evaluating the script (in this case it just prints a message) and once a halt() is encountered, the pid is returned. Since the script is now suspended, you can just view its state in the state indicator:</text:p>
      <text:p text:style-name="P192"><text:s text:c="2"/>)si list</text:p>
      <text:p text:style-name="P192">pid | active | <text:span text:style-name="T264">stmt</text:span>| time <text:s text:c="25"/>| size <text:s/>| message</text:p>
      <text:p text:style-name="P192">0 <text:s text:c="2"/>| <text:s text:c="2"/>* <text:s text:c="3"/>| <text:s text:c="5"/>| Mon Oct 26 16:15:20 CDT 2020 <text:s/>| 2965 <text:s/>| system</text:p>
      <text:p text:style-name="P192">1<text:span text:style-name="T263">01</text:span> | <text:s/>--- <text:s text:c="2"/>| 1 <text:s text:c="3"/>| Mon Oct 26 16:15:49 CDT 2020 <text:s/>| 2965 <text:s/>| Stop #1.</text:p>
      <text:p text:style-name="P85"/>
      <text:p text:style-name="P86"><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7">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6"><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92"><text:s text:c="2"/>)si set 1<text:span text:style-name="T263">01</text:span></text:p>
      <text:p text:style-name="P192">pid set to 1<text:span text:style-name="T263">01</text:span></text:p>
      <text:p text:style-name="P85"><text:line-break/><text:span text:style-name="T261">Now we can simply use the </text:span><text:span text:style-name="T20">resume</text:span><text:span text:style-name="T80"> shorthand (a double left parentheses) without argument to run to the next halt command:</text:span></text:p>
      <text:p text:style-name="P192"><text:s text:c="2"/>))</text:p>
      <text:p text:style-name="P85"/>
      <text:p text:style-name="P83"><text:soft-page-break/>Since there was no output from the script, but a variable was set, nothing displays. Now let's show the state indicator again:</text:p>
      <text:p text:style-name="P192"><text:s text:c="2"/>)si list</text:p>
      <text:p text:style-name="P192">pid | active | line | time <text:s text:c="24"/>| size <text:s/>| message</text:p>
      <text:p text:style-name="P192">0 <text:s text:c="2"/>| <text:s text:c="2"/>* <text:s text:c="3"/>| <text:s text:c="5"/>| Mon Oct 26 16:15:20 CDT 2020 | 2965 <text:s/>| system</text:p>
      <text:p text:style-name="P192">1<text:span text:style-name="T263">01</text:span> | <text:s text:c="2"/>* <text:s text:c="3"/>| 3 <text:s text:c="3"/>| Mon Oct 26 16:16:06 CDT 2020 | 3001 <text:s/>| Stop #2. a. is set</text:p>
      <text:p text:style-name="P238"/>
      <text:p text:style-name="P237">The message in the halt command is that a variable, <text:span text:style-name="T3">a.</text:span><text:span text:style-name="T53"> was set. Let's check the variables in the workspace:</text:span></text:p>
      <text:p text:style-name="P192"><text:s text:c="2"/>)vars</text:p>
      <text:p text:style-name="P192">a. <text:s/>java#eg. <text:s/></text:p>
      <text:p text:style-name="P192"><text:s text:c="2"/>a.</text:p>
      <text:p text:style-name="P192">[2,4,6]</text:p>
      <text:p text:style-name="P85"/>
      <text:p text:style-name="P83">If we want we can swap back to the original state of the workspace by setting the pid to 0:</text:p>
      <text:p text:style-name="P192">)si set 0</text:p>
      <text:p text:style-name="P85"/>
      <text:p text:style-name="P13">Commands.</text:p>
      <text:h text:style-name="P306" text:outline-level="3"><text:bookmark-start text:name="__RefHeading___Toc115415_127364881"/>edit var_name<text:bookmark-end text:name="__RefHeading___Toc115415_127364881"/></text:h>
      <text:p text:style-name="P112">Edit a variable in the current editor. Save your work in the editor and when you exit it, the definition in the workspace will be automatically updated.</text:p>
      <text:p text:style-name="P112">Note that it is generally impossible to keep the format for a variable, so QDL does not, but will re-assemble the most current variable. This is because, e.g., variables, well, vary, so there is generally no way to get the “source code” for a variable.</text:p>
      <text:h text:style-name="P308" text:outline-level="3"><text:bookmark-start text:name="__RefHeading___Toc115417_127364881"/>list<text:bookmark-end text:name="__RefHeading___Toc115417_127364881"/></text:h>
      <text:p text:style-name="P84">List all current processes. </text:p>
      <text:h text:style-name="P309" text:outline-level="3"><text:bookmark-start text:name="__RefHeading___Toc115419_127364881"/>reset<text:bookmark-end text:name="__RefHeading___Toc115419_127364881"/></text:h>
      <text:p text:style-name="P80">Clear all pending processes, restoring the main system process as the only one.</text:p>
      <text:h text:style-name="P309" text:outline-level="3"><text:bookmark-start text:name="__RefHeading___Toc115421_127364881"/>resume <text:span text:style-name="T262">[pid]</text:span><text:bookmark-end text:name="__RefHeading___Toc115421_127364881"/></text:h>
      <text:p text:style-name="P80">resume the evaluation of a process by the process id (id). Note that if the current process is what you want, you do not need the pid.</text:p>
      <text:p text:style-name="P80">Also a shorthand for this is </text:p>
      <text:p text:style-name="P192">)) [pid]</text:p>
      <text:p text:style-name="P80"/>
      <text:h text:style-name="P310" text:outline-level="3"><text:bookmark-start text:name="__RefHeading___Toc115423_127364881"/>rm pid<text:bookmark-end text:name="__RefHeading___Toc115423_127364881"/></text:h>
      <text:p text:style-name="P80">remove the given process from the system. If it is active, then the main system process will be restored.</text:p>
      <text:h text:style-name="P309" text:outline-level="3"><text:bookmark-start text:name="__RefHeading___Toc115425_127364881"/><text:soft-page-break/>set pid<text:bookmark-end text:name="__RefHeading___Toc115425_127364881"/></text:h>
      <text:p text:style-name="P80">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311"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8">List all of the variables (but not their content) in the current workspace. <text:span text:style-name="T242">See the switches supported by this action above.</text:span></text:p>
      <text:h text:style-name="Heading_20_3" text:outline-level="3"><text:bookmark-start text:name="__RefHeading___Toc8211_2391341561"/><text:span text:style-name="T203">s</text:span>ize<text:bookmark-end text:name="__RefHeading___Toc8211_2391341561"/></text:h>
      <text:p text:style-name="P64">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5">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4"><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2" text:outline-level="3"><text:bookmark-start text:name="__RefHeading___Toc8213_2391341561"/><text:span text:style-name="T280">get</text:span><text:span text:style-name="T279"> </text:span><text:span text:style-name="T23">var</text:span><text:bookmark-end text:name="__RefHeading___Toc8213_2391341561"/></text:h>
      <text:p text:style-name="P99"><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04">autosave_interval</text:p>
      <text:p text:style-name="P204">autosave_messages_on</text:p>
      <text:p text:style-name="P204">autosave_on</text:p>
      <text:p text:style-name="P204">compress_xml</text:p>
      <text:p text:style-name="P204">debug</text:p>
      <text:p text:style-name="P204"><text:soft-page-break/>description</text:p>
      <text:p text:style-name="P204">echo</text:p>
      <text:p text:style-name="P204">enable_library_support</text:p>
      <text:p text:style-name="P204">external_editor</text:p>
      <text:p text:style-name="P204">id</text:p>
      <text:p text:style-name="P204">lib_path</text:p>
      <text:p text:style-name="P204">pp</text:p>
      <text:p text:style-name="P204">pretty_print</text:p>
      <text:p text:style-name="P204">root_dir</text:p>
      <text:p text:style-name="P204">save_dir</text:p>
      <text:p text:style-name="P204">start_ts</text:p>
      <text:p text:style-name="P204">use_external_editor</text:p>
      <text:p text:style-name="Text_20_body"/>
      <text:p text:style-name="P105">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7"><text:span text:style-name="T53">Note that </text:span><text:span text:style-name="T224">)help variable </text:span><text:span text:style-name="T53">will print some information about each variable.</text:span></text:p>
      <text:h text:style-name="P313" text:outline-level="3"><text:bookmark-start text:name="__RefHeading___Toc115431_127364881"/>lib drop [path] <text:s/>[-r regex] [-f]<text:bookmark-end text:name="__RefHeading___Toc115431_127364881"/></text:h>
      <text:p text:style-name="P115">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14"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46">Note:<text:span text:style-name="T159"> This has a shorthand and </text:span><text:span text:style-name="T211">)ws lib</text:span><text:span text:style-name="T159"> is equivalent to just issuing </text:span><text:span text:style-name="T211">)lib</text:span></text:p>
      <text:p text:style-name="Heading">Example.</text:p>
      <text:p text:style-name="P242">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42"/>
      <text:p text:style-name="P242">These are the name, if compressed (* = yes), any set if, the creation timestamp and the first part of the description. The same thing but in <text:span text:style-name="T3">long format</text:span><text:span text:style-name="T53"> is</text:span></text:p>
      <text:p text:style-name="P233"/>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42"/>
      <text:p text:style-name="P243">Note that each attribute is restricted to a single line. To print out a file and the complete contents of each field, use the -v or verbose switches</text:p>
      <text:p text:style-name="P243"/>
      <text:p text:style-name="Preformatted_20_Text"><text:s text:c="4"/>)lib ws.zml -v</text:p>
      <text:p text:style-name="P196"><text:s text:c="3"/>compressed : true</text:p>
      <text:p text:style-name="P196"><text:s text:c="4"/>create_ts : 2021-01-11T17:58:23.948Z</text:p>
      <text:p text:style-name="P196"><text:s text:c="2"/>description : test description, <text:span text:style-name="T291">which is a very long an completely unimaginative,</text:span></text:p>
      <text:p text:style-name="P196"><text:s text:c="16"/><text:span text:style-name="T291">verbose, overly loquacious and probably more than a bit too </text:span></text:p>
      <text:p text:style-name="P196"><text:s text:c="16"/><text:span text:style-name="T291">pedantic for most purposes.</text:span></text:p>
      <text:p text:style-name="P196"><text:s text:c="4"/>file_name : ws.zml</text:p>
      <text:p text:style-name="P196"><text:s text:c="4"/>file_path : /home/ncsa/dev/qdl/var/ws</text:p>
      <text:p text:style-name="P196"><text:s text:c="7"/>format : xml</text:p>
      <text:p text:style-name="P196"><text:s text:c="11"/>id : sdf9634iudf</text:p>
      <text:p text:style-name="P196">last_modified : 2021-01-11T18:08:16.000Z</text:p>
      <text:p text:style-name="P196"><text:s text:c="7"/>length : 1629</text:p>
      <text:p text:style-name="Standard"/>
      <text:p text:style-name="Heading">Example using a regex</text:p>
      <text:p text:style-name="P244">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44"/>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6">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04">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6">(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57"><text:span text:style-name="T303">An example with -</text:span><text:span text:style-name="T285">only</text:span><text:span text:style-name="T303">_failures</text:span></text:p>
      <text:p text:style-name="P115">In this case, only files that fail to be loadable workspaces will be shown.</text:p>
      <text:p text:style-name="P205"><text:s text:c="3"/>)<text:span text:style-name="T302">l</text:span>ib /tmp -r ws.*\..* -<text:span text:style-name="T266">only</text:span>_failures -w 80</text:p>
      <text:p text:style-name="P205">ws.xml <text:s text:c="11"/>failed:Error processing XML:Error: cannot deserialize class "edu</text:p>
      <text:p text:style-name="P205">ws0.xml <text:s text:c="10"/>failed:Error processing XML:Error: cannot deserialize class "edu</text:p>
      <text:p text:style-name="P205">ws2.xml <text:s text:c="10"/>failed:Error processing XML:Error: cannot deserialize class "edu</text:p>
      <text:p text:style-name="P205">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14" text:outline-level="3"><text:bookmark-start text:name="__RefHeading___Toc115433_127364881"/>load <text:span text:style-name="T294">[</text:span><text:span text:style-name="T3">file</text:span><text:span text:style-name="T27">]</text:span><text:bookmark-end text:name="__RefHeading___Toc115433_127364881"/></text:h>
      <text:p text:style-name="P94">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7"><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8"><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8"><text:s text:c="2"/>)load</text:p>
      <text:p text:style-name="P188">/home/ncsa/dev/qdl/var/ws/ws.zml loaded 12678 bytes. Last saved on 2021-01-12T04:14:44.000Z</text:p>
      <text:p text:style-name="Standard"/>
      <text:p text:style-name="P248">Note that if you supply a file, that becomes the default ws_file.</text:p>
      <text:p text:style-name="P248"><text:soft-page-break/></text:p>
      <text:p text:style-name="P249">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58">Running a default function on load.</text:p>
      <text:p text:style-name="P119">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9"/>
      <text:p text:style-name="P119">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50">It should be noted that the amount of memory is not fixed: if you decide to write</text:p>
      <text:p text:style-name="Preformatted_20_Text">a. := random(1000000)^5</text:p>
      <text:p text:style-name="P50">You may get something like this</text:p>
      <text:p text:style-name="Preformatted_20_Text"><text:s text:c="2"/>)ws memory</text:p>
      <text:p text:style-name="Preformatted_20_Text">memory used = 761MB, free = 408MB, processors = 8</text:p>
      <text:p text:style-name="P50"/>
      <text:p text:style-name="P50">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5">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6"><text:soft-page-break/>This has shorthand formatting</text:p>
      <text:p text:style-name="Preformatted_20_Text">)save file [-show] [-compress on | off] <text:span text:style-name="T276">[-java] </text:span><text:span text:style-name="T295">[-keep_wsf] </text:span><text:span text:style-name="T330">[-qdl]</text:span></text:p>
      <text:p text:style-name="P96"/>
      <text:p text:style-name="P96">The various options are</text:p>
      <text:p text:style-name="P108"><text:span text:style-name="T278">(no args) = </text:span><text:span text:style-name="T294">save to the current ws_file</text:span><text:span text:style-name="T278">. </text:span></text:p>
      <text:p text:style-name="P96">-java = use java serialization. <text:s/>This is always compressed.</text:p>
      <text:p text:style-name="P96">-show = use XML format and simply print the (uncompressed) contents to the screen. <text:span text:style-name="T334">Nothing is saved</text:span></text:p>
      <text:p text:style-name="P96">-compress = (XML only) compress the result.</text:p>
      <text:p text:style-name="P96">-<text:span text:style-name="T330">qdl = do a dump into QDL source code. </text:span></text:p>
      <text:p text:style-name="P96">-<text:span text:style-name="T295">keep_wsf = keep the current ws_file as the default for saves and loads rather than resetting it to any argument.</text:span></text:p>
      <text:p text:style-name="P96">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8">Note that there is the compress_xml flag in the configuration that can set this for the workspace.</text:p>
      <text:p text:style-name="P98">Best practice is to use suffix of </text:p>
      <text:list xml:id="list1973043319" text:style-name="L9">
        <text:list-item>
          <text:p text:style-name="P338">.xml = uncompressed XML</text:p>
        </text:list-item>
        <text:list-item>
          <text:p text:style-name="P337">.<text:span text:style-name="T330">ws</text:span><text:span text:style-name="T277"> = compressed (gzip) XML</text:span></text:p>
        </text:list-item>
        <text:list-item>
          <text:p text:style-name="P337">.<text:span text:style-name="T330">wsj</text:span><text:span text:style-name="T277"> = serialized java</text:span></text:p>
        </text:list-item>
        <text:list-item>
          <text:p text:style-name="P337">.<text:span text:style-name="T330">qdl = QDL dump</text:span></text:p>
        </text:list-item>
      </text:list>
      <text:p text:style-name="Heading">Example</text:p>
      <text:p text:style-name="P193">)save <text:span text:style-name="T277">my_ws.</text:span><text:span text:style-name="T330">ws</text:span><text:span text:style-name="T277"> -compress on</text:span></text:p>
      <text:p text:style-name="P197">Saved 2573 bytes to /home/ncsa/dev/qdl/var/ws/<text:span text:style-name="T294">my_</text:span>ws.zml on </text:p>
      <text:p text:style-name="P197">Tue Jan 12 07:15:54 CST 2021, uncompressed size = 11611</text:p>
      <text:p text:style-name="Text_20_body"/>
      <text:p text:style-name="P127"><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86" text:outline-level="1">Redistributing your workspace</text:h>
      <text:p text:style-name="P129"><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30"><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9">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8">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7">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6"/>
      <text:p text:style-name="P176">(workspace variable)</text:p>
      <text:p text:style-name="P176">compress_xml - toggle compression of XML on WS save. Options are (on | true) or (off | false).</text:p>
      <text:p text:style-name="P176"><text:s text:c="15"/>Note that on loading workspaces, this not used -- the workspace will figure out</text:p>
      <text:p text:style-name="P176"><text:s text:c="15"/>if it was saved with compression and decompress it, so you don't have to worry about</text:p>
      <text:p text:style-name="P176"><text:s text:c="15"/>the compression of stored workspaces.</text:p>
      <text:p text:style-name="P255">autosave_interval</text:p>
      <text:p text:style-name="P111"><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56">autosave_messages_on</text:p>
      <text:p text:style-name="P110">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55">autosave_on</text:p>
      <text:p text:style-name="Text_20_body"><text:s/><text:span text:style-name="T296">Toggle the automatic save feature of the workspace. What this does is save the workspace ever autosave_interval ms. if enabled.</text:span></text:p>
      <text:p text:style-name="P253"><text:soft-page-break/>compress_xml</text:p>
      <text:p text:style-name="P100">Toggle compression (gzip) when saving the workspace to XML. This results in usually a vastly smaller file, on the order of 10% of raw XML. </text:p>
      <text:p text:style-name="P195">)ws set compress_xml on</text:p>
      <text:p text:style-name="P195">xml compression on</text:p>
      <text:p text:style-name="P253">description</text:p>
      <text:p text:style-name="P100">A human readable description of this workspace. </text:p>
      <text:p text:style-name="P195"><text:s text:c="4"/>d := 'a very striking and complete description of this workspace'</text:p>
      <text:p text:style-name="P195"><text:s text:c="4"/>)ws set description &gt;d</text:p>
      <text:p text:style-name="P195"><text:span text:style-name="T287">d</text:span>escription set</text:p>
      <text:p text:style-name="P241"/>
      <text:p text:style-name="P240">This will be, e.g., displayed on loading a workspace or when listing workspaces with the lib command. There is also an id.</text:p>
      <text:p text:style-name="P240"/>
      <text:p text:style-name="P253">debug</text:p>
      <text:p text:style-name="P101">Toggle deep debug mode. Note that this is really only for low-level things, like you are writing your own Java extension and really need to see stack traces and such. </text:p>
      <text:p text:style-name="P253">echo</text:p>
      <text:p text:style-name="P100">Echo prints the result (if any) of each statement you enter to the console. This lets you use QDL like a big calculator.</text:p>
      <text:p text:style-name="P195"><text:s text:c="2"/>)ws <text:span text:style-name="T286">get </text:span>echo</text:p>
      <text:p text:style-name="P198">off</text:p>
      <text:p text:style-name="P195"><text:s text:c="2"/>2 + 2</text:p>
      <text:p text:style-name="P195">4</text:p>
      <text:p text:style-name="P195"><text:s text:c="2"/>)ws <text:span text:style-name="T286">set </text:span>echo off</text:p>
      <text:p text:style-name="P195">echo off</text:p>
      <text:p text:style-name="P195">// <text:span text:style-name="T196">Without echo mode on, you would have to fully write out every expressions</text:span></text:p>
      <text:p text:style-name="P195">// <text:span text:style-name="T196">So this will fail:</text:span></text:p>
      <text:p text:style-name="P195"><text:s text:c="2"/>2 + 2</text:p>
      <text:p text:style-name="P195">syntax error:</text:p>
      <text:p text:style-name="P195"/>
      <text:p text:style-name="P195">// <text:span text:style-name="T197">now turn echo back on so it works</text:span></text:p>
      <text:p text:style-name="P195"><text:s text:c="2"/>)ws <text:span text:style-name="T287">set </text:span>echo on</text:p>
      <text:p text:style-name="P195">echo on</text:p>
      <text:p text:style-name="P195"/>
      <text:p text:style-name="P195"><text:s text:c="2"/>mod(3*4*5*6,11)</text:p>
      <text:p text:style-name="P195">8</text:p>
      <text:p text:style-name="P195">// <text:span text:style-name="T196">same as </text:span></text:p>
      <text:p text:style-name="P194">// print(mod(360, 11));</text:p>
      <text:p text:style-name="P195"/>
      <text:p text:style-name="P195"><text:s text:c="2"/>a. := indices(6)+10</text:p>
      <text:p text:style-name="P195"><text:s text:c="2"/>a.</text:p>
      <text:p text:style-name="P195">{0=10, 1=11, 2=12, 3=13, 4=14, 5=15}</text:p>
      <text:p text:style-name="P103"/>
      <text:p text:style-name="P259"><text:soft-page-break/>ee, external_editor</text:p>
      <text:p text:style-name="P130">Set the external editor. The default is line which is built in. Another good choice is nano and QDL comes with syntax highlighting files. </text:p>
      <text:p text:style-name="P254">id</text:p>
      <text:p text:style-name="P101">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95"><text:s text:c="4"/>)ws set id <text:span text:style-name="T288">continuous_functions</text:span></text:p>
      <text:p text:style-name="P195">workspace id set to continuous_functions</text:p>
      <text:p text:style-name="P102"/>
      <text:p text:style-name="P253"><text:span text:style-name="T245">pretty_print, </text:span><text:span text:style-name="T287">pp</text:span></text:p>
      <text:p text:style-name="P100">pretty print mode allows for stems to be printed horizontally rather than in one long line, making it much easier to read them. pp is short for pretty_print.</text:p>
      <text:p text:style-name="P195"><text:s text:c="2"/>)ws <text:span text:style-name="T265">set </text:span>pp off</text:p>
      <text:p text:style-name="P195">pretty print <text:span text:style-name="T245">off</text:span></text:p>
      <text:p text:style-name="P195"><text:s text:c="2"/>sys#constants()</text:p>
      <text:p text:style-name="P195">{var_types.={boolean=1, string=3, null=0, integer=2, decimal=5, stem=4, undefined=-1}}</text:p>
      <text:p text:style-name="P195"><text:span text:style-name="T245">)ws </text:span><text:span text:style-name="T265">set </text:span><text:span text:style-name="T245">pp on</text:span></text:p>
      <text:p text:style-name="P195">pretty print <text:span text:style-name="T245">on</text:span></text:p>
      <text:p text:style-name="P195"><text:s text:c="2"/>sys#constants()</text:p>
      <text:p text:style-name="P195">{</text:p>
      <text:p text:style-name="P195"><text:s/>var_types.= {</text:p>
      <text:p text:style-name="P195"><text:s text:c="2"/>boolean=1,</text:p>
      <text:p text:style-name="P195"><text:s text:c="2"/>string=3,</text:p>
      <text:p text:style-name="P195"><text:s text:c="2"/>null=0,</text:p>
      <text:p text:style-name="P195"><text:s text:c="2"/>integer=2,</text:p>
      <text:p text:style-name="P195"><text:s text:c="2"/>decimal=5,</text:p>
      <text:p text:style-name="P195"><text:s text:c="2"/>stem=4,</text:p>
      <text:p text:style-name="P195"><text:s text:c="2"/>undefined=-1</text:p>
      <text:p text:style-name="P195"><text:s/>}</text:p>
      <text:p text:style-name="P195">}</text:p>
      <text:p text:style-name="P253">root_dir</text:p>
      <text:p text:style-name="P102">The root directory for the workspace. This means that all relative file paths will be resolved against this <text:s/>for various operations (relating to the workspace, not QDL generally). Such editing files and such. </text:p>
      <text:p text:style-name="P102"/>
      <text:p text:style-name="P253">save_dir</text:p>
      <text:p text:style-name="P102">The default directory for saving relative files, so</text:p>
      <text:p text:style-name="P195"><text:s text:c="3"/>)ws set save_dir /<text:span text:style-name="T53">tmp/</text:span><text:span text:style-name="T84">ws </text:span></text:p>
      <text:p text:style-name="P195"><text:s text:c="3"/>)save ws.zml</text:p>
      <text:p text:style-name="P195"><text:span text:style-name="T84">s</text:span><text:span text:style-name="T53">ave</text:span><text:span text:style-name="T84">d</text:span><text:span text:style-name="T53"> to / tmp/ws/ws.zml</text:span></text:p>
      <text:p text:style-name="P253"><text:soft-page-break/>start_ts</text:p>
      <text:p text:style-name="P103"><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9">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71"><text:s text:c="4"/>)<text:span text:style-name="T176">ws </text:span>clear</text:p>
      <text:p text:style-name="P171">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4-05-26T16:26:18.225430634</dc:date>
    <meta:editing-duration>P162DT11H43M21S</meta:editing-duration>
    <meta:editing-cycles>228</meta:editing-cycles>
    <meta:generator>LibreOffice/6.4.7.2$Linux_X86_64 LibreOffice_project/40$Build-2</meta:generator>
    <meta:document-statistic meta:table-count="1" meta:image-count="0" meta:object-count="0" meta:page-count="39" meta:paragraph-count="1039" meta:word-count="12242" meta:character-count="74616" meta:non-whitespace-character-count="59576"/>
  </office:meta>
</office:document-meta>
</file>